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be4f" officeooo:paragraph-rsid="001dbe4f"/>
    </style:style>
    <style:style style:name="P2" style:family="paragraph" style:parent-style-name="Standard">
      <style:text-properties officeooo:rsid="001dbe4f" officeooo:paragraph-rsid="0057cc75"/>
    </style:style>
    <style:style style:name="P3" style:family="paragraph" style:parent-style-name="Standard">
      <style:text-properties officeooo:rsid="001dbe4f" officeooo:paragraph-rsid="007dc7ba"/>
    </style:style>
    <style:style style:name="P4" style:family="paragraph" style:parent-style-name="Standard">
      <style:text-properties officeooo:rsid="001dbe4f" officeooo:paragraph-rsid="00838f66"/>
    </style:style>
    <style:style style:name="P5" style:family="paragraph" style:parent-style-name="Standard">
      <style:text-properties officeooo:rsid="001dbe4f" officeooo:paragraph-rsid="008e93f7"/>
    </style:style>
    <style:style style:name="P6" style:family="paragraph" style:parent-style-name="Standard">
      <style:text-properties officeooo:rsid="001dbe4f" officeooo:paragraph-rsid="020002af"/>
    </style:style>
    <style:style style:name="P7" style:family="paragraph" style:parent-style-name="Standard">
      <style:text-properties officeooo:paragraph-rsid="001dbe4f"/>
    </style:style>
    <style:style style:name="P8" style:family="paragraph" style:parent-style-name="Standard">
      <style:text-properties fo:language="id" fo:country="ID" officeooo:rsid="001dbe4f" officeooo:paragraph-rsid="001dbe4f"/>
    </style:style>
    <style:style style:name="P9" style:family="paragraph" style:parent-style-name="Standard">
      <style:text-properties fo:language="id" fo:country="ID" officeooo:rsid="003e22be" officeooo:paragraph-rsid="003e22be"/>
    </style:style>
    <style:style style:name="P10" style:family="paragraph" style:parent-style-name="Standard">
      <style:text-properties fo:language="id" fo:country="ID" officeooo:rsid="003e22be" officeooo:paragraph-rsid="010378cf"/>
    </style:style>
    <style:style style:name="P11" style:family="paragraph" style:parent-style-name="Standard">
      <style:text-properties fo:language="id" fo:country="ID" officeooo:rsid="003e22be" officeooo:paragraph-rsid="01037e19"/>
    </style:style>
    <style:style style:name="P12" style:family="paragraph" style:parent-style-name="Standard">
      <style:text-properties fo:language="id" fo:country="ID" officeooo:rsid="003e22be" officeooo:paragraph-rsid="01193900"/>
    </style:style>
    <style:style style:name="P13" style:family="paragraph" style:parent-style-name="Standard">
      <style:text-properties fo:language="id" fo:country="ID" officeooo:rsid="003e22be" officeooo:paragraph-rsid="0127d449"/>
    </style:style>
    <style:style style:name="P14" style:family="paragraph" style:parent-style-name="Standard">
      <style:text-properties fo:language="id" fo:country="ID" officeooo:rsid="003e22be" officeooo:paragraph-rsid="012f2323"/>
    </style:style>
    <style:style style:name="P15" style:family="paragraph" style:parent-style-name="Standard">
      <style:text-properties fo:language="id" fo:country="ID" officeooo:rsid="003e22be" officeooo:paragraph-rsid="01433c31"/>
    </style:style>
    <style:style style:name="P16" style:family="paragraph" style:parent-style-name="Standard">
      <style:text-properties fo:language="id" fo:country="ID" officeooo:rsid="003e22be" officeooo:paragraph-rsid="0148e941"/>
    </style:style>
    <style:style style:name="P17" style:family="paragraph" style:parent-style-name="Standard">
      <style:text-properties fo:language="id" fo:country="ID" officeooo:rsid="003e22be" officeooo:paragraph-rsid="01547235"/>
    </style:style>
    <style:style style:name="P18" style:family="paragraph" style:parent-style-name="Standard">
      <style:text-properties fo:language="id" fo:country="ID" officeooo:rsid="003e22be" officeooo:paragraph-rsid="016dd8bd"/>
    </style:style>
    <style:style style:name="P19" style:family="paragraph" style:parent-style-name="Standard">
      <style:text-properties fo:language="id" fo:country="ID" officeooo:rsid="003e22be" officeooo:paragraph-rsid="01799865"/>
    </style:style>
    <style:style style:name="P20" style:family="paragraph" style:parent-style-name="Standard">
      <style:text-properties fo:language="id" fo:country="ID" officeooo:rsid="003e22be" officeooo:paragraph-rsid="019bf4f2"/>
    </style:style>
    <style:style style:name="P21" style:family="paragraph" style:parent-style-name="Standard">
      <style:text-properties fo:language="id" fo:country="ID" officeooo:rsid="003e22be" officeooo:paragraph-rsid="01cdc0bd"/>
    </style:style>
    <style:style style:name="P22" style:family="paragraph" style:parent-style-name="Standard">
      <style:text-properties fo:language="id" fo:country="ID" officeooo:rsid="003e22be" officeooo:paragraph-rsid="01ce6860"/>
    </style:style>
    <style:style style:name="P23" style:family="paragraph" style:parent-style-name="Standard">
      <style:text-properties fo:language="id" fo:country="ID" officeooo:rsid="003e22be" officeooo:paragraph-rsid="01d02eee"/>
    </style:style>
    <style:style style:name="P24" style:family="paragraph" style:parent-style-name="Standard">
      <style:text-properties fo:language="id" fo:country="ID" officeooo:rsid="003e22be" officeooo:paragraph-rsid="01d6927b"/>
    </style:style>
    <style:style style:name="P25" style:family="paragraph" style:parent-style-name="Standard">
      <style:text-properties fo:language="id" fo:country="ID" officeooo:rsid="003e22be" officeooo:paragraph-rsid="01d69905"/>
    </style:style>
    <style:style style:name="P26" style:family="paragraph" style:parent-style-name="Standard">
      <style:text-properties fo:language="id" fo:country="ID" officeooo:rsid="003e22be" officeooo:paragraph-rsid="01e80bcd"/>
    </style:style>
    <style:style style:name="P27" style:family="paragraph" style:parent-style-name="Standard">
      <style:text-properties fo:language="id" fo:country="ID" officeooo:rsid="003e22be" officeooo:paragraph-rsid="01e862db"/>
    </style:style>
    <style:style style:name="P28" style:family="paragraph" style:parent-style-name="Standard">
      <style:text-properties fo:language="id" fo:country="ID" officeooo:rsid="00dd48ed" officeooo:paragraph-rsid="00dd48ed"/>
    </style:style>
    <style:style style:name="P29" style:family="paragraph" style:parent-style-name="Standard">
      <style:text-properties fo:language="id" fo:country="ID" officeooo:paragraph-rsid="010378cf"/>
    </style:style>
    <style:style style:name="P30" style:family="paragraph" style:parent-style-name="Standard">
      <style:text-properties fo:language="id" fo:country="ID" officeooo:rsid="0122047e" officeooo:paragraph-rsid="0122047e"/>
    </style:style>
    <style:style style:name="P31" style:family="paragraph" style:parent-style-name="Standard">
      <style:text-properties fo:language="id" fo:country="ID" officeooo:rsid="01229a39" officeooo:paragraph-rsid="01229a39"/>
    </style:style>
    <style:style style:name="P32" style:family="paragraph" style:parent-style-name="Standard">
      <style:text-properties fo:language="id" fo:country="ID" officeooo:rsid="013259a6" officeooo:paragraph-rsid="013259a6"/>
    </style:style>
    <style:style style:name="P33" style:family="paragraph" style:parent-style-name="Standard">
      <style:text-properties fo:language="id" fo:country="ID" officeooo:rsid="013259a6" officeooo:paragraph-rsid="0149f6fd"/>
    </style:style>
    <style:style style:name="P34" style:family="paragraph" style:parent-style-name="Standard">
      <style:text-properties fo:language="id" fo:country="ID" officeooo:rsid="013259a6" officeooo:paragraph-rsid="01547235"/>
    </style:style>
    <style:style style:name="P35" style:family="paragraph" style:parent-style-name="Standard">
      <style:text-properties fo:language="id" fo:country="ID" officeooo:rsid="013259a6" officeooo:paragraph-rsid="016dd8bd"/>
    </style:style>
    <style:style style:name="P36" style:family="paragraph" style:parent-style-name="Standard">
      <style:text-properties fo:language="id" fo:country="ID" officeooo:rsid="013259a6" officeooo:paragraph-rsid="019bf4f2"/>
    </style:style>
    <style:style style:name="P37" style:family="paragraph" style:parent-style-name="Standard">
      <style:text-properties fo:language="id" fo:country="ID" officeooo:rsid="013259a6" officeooo:paragraph-rsid="01cdc0bd"/>
    </style:style>
    <style:style style:name="P38" style:family="paragraph" style:parent-style-name="Standard">
      <style:text-properties fo:language="id" fo:country="ID" officeooo:rsid="013259a6" officeooo:paragraph-rsid="01d02eee"/>
    </style:style>
    <style:style style:name="P39" style:family="paragraph" style:parent-style-name="Standard">
      <style:text-properties fo:language="id" fo:country="ID" officeooo:rsid="013259a6" officeooo:paragraph-rsid="01e862db"/>
    </style:style>
    <style:style style:name="P40" style:family="paragraph" style:parent-style-name="Standard">
      <style:text-properties fo:language="id" fo:country="ID" officeooo:rsid="014c8934" officeooo:paragraph-rsid="014c8934"/>
    </style:style>
    <style:style style:name="P41" style:family="paragraph" style:parent-style-name="Standard">
      <style:text-properties fo:language="id" fo:country="ID" officeooo:rsid="014f6aa9" officeooo:paragraph-rsid="014f6aa9"/>
    </style:style>
    <style:style style:name="P42" style:family="paragraph" style:parent-style-name="Standard">
      <style:text-properties fo:language="id" fo:country="ID" officeooo:rsid="0150bb82" officeooo:paragraph-rsid="0150bb82"/>
    </style:style>
    <style:style style:name="P43" style:family="paragraph" style:parent-style-name="Standard">
      <style:text-properties fo:language="id" fo:country="ID" officeooo:rsid="01514aee" officeooo:paragraph-rsid="01514aee"/>
    </style:style>
    <style:style style:name="P44" style:family="paragraph" style:parent-style-name="Standard">
      <style:text-properties fo:language="id" fo:country="ID" officeooo:rsid="01a94354" officeooo:paragraph-rsid="01a94354"/>
    </style:style>
    <style:style style:name="P45" style:family="paragraph" style:parent-style-name="Standard">
      <style:text-properties fo:language="id" fo:country="ID" officeooo:rsid="01ab2c67" officeooo:paragraph-rsid="01ab2c67"/>
    </style:style>
    <style:style style:name="P46" style:family="paragraph" style:parent-style-name="Standard">
      <style:text-properties fo:language="id" fo:country="ID" officeooo:rsid="01b4ec17" officeooo:paragraph-rsid="01b4ec17"/>
    </style:style>
    <style:style style:name="P47" style:family="paragraph" style:parent-style-name="Standard">
      <style:text-properties fo:language="id" fo:country="ID" officeooo:rsid="01b65530" officeooo:paragraph-rsid="01b65530"/>
    </style:style>
    <style:style style:name="P48" style:family="paragraph" style:parent-style-name="Standard">
      <style:text-properties fo:language="id" fo:country="ID" officeooo:rsid="01b65530" officeooo:paragraph-rsid="01b6b9b3"/>
    </style:style>
    <style:style style:name="P49" style:family="paragraph" style:parent-style-name="Standard">
      <style:text-properties fo:language="id" fo:country="ID" officeooo:rsid="01d1d650" officeooo:paragraph-rsid="01d1d650"/>
    </style:style>
    <style:style style:name="P50" style:family="paragraph" style:parent-style-name="Standard">
      <style:text-properties fo:language="id" fo:country="ID" officeooo:rsid="01e3598d" officeooo:paragraph-rsid="01e3598d"/>
    </style:style>
    <style:style style:name="P51" style:family="paragraph" style:parent-style-name="Standard">
      <style:text-properties officeooo:paragraph-rsid="001e16f8"/>
    </style:style>
    <style:style style:name="P52" style:family="paragraph" style:parent-style-name="Standard">
      <style:text-properties officeooo:rsid="003e22be" officeooo:paragraph-rsid="003e22be"/>
    </style:style>
    <style:style style:name="P53" style:family="paragraph" style:parent-style-name="Standard">
      <style:text-properties officeooo:rsid="008babdf" officeooo:paragraph-rsid="008babdf"/>
    </style:style>
    <style:style style:name="P54" style:family="paragraph" style:parent-style-name="Standard">
      <style:text-properties officeooo:rsid="0094f436" officeooo:paragraph-rsid="0094f436"/>
    </style:style>
    <style:style style:name="P55" style:family="paragraph" style:parent-style-name="Standard">
      <style:text-properties officeooo:rsid="00a4983f" officeooo:paragraph-rsid="00a4983f"/>
    </style:style>
    <style:style style:name="P56" style:family="paragraph" style:parent-style-name="Standard">
      <style:text-properties officeooo:rsid="00a74b8a" officeooo:paragraph-rsid="00a74b8a"/>
    </style:style>
    <style:style style:name="P57" style:family="paragraph" style:parent-style-name="Standard">
      <style:text-properties officeooo:rsid="00ccd645" officeooo:paragraph-rsid="00ccd645"/>
    </style:style>
    <style:style style:name="P58" style:family="paragraph" style:parent-style-name="Standard">
      <style:text-properties officeooo:rsid="00d88334" officeooo:paragraph-rsid="00d88334"/>
    </style:style>
    <style:style style:name="P59" style:family="paragraph" style:parent-style-name="Standard">
      <style:text-properties officeooo:paragraph-rsid="00e4222c"/>
    </style:style>
    <style:style style:name="P60" style:family="paragraph" style:parent-style-name="Standard">
      <style:text-properties officeooo:rsid="00e56d36" officeooo:paragraph-rsid="00e56d36"/>
    </style:style>
    <style:style style:name="P61" style:family="paragraph" style:parent-style-name="Standard">
      <style:text-properties fo:font-weight="bold" officeooo:rsid="00ce1a84" officeooo:paragraph-rsid="012cbe96" style:font-weight-asian="bold" style:font-weight-complex="bold"/>
    </style:style>
    <style:style style:name="P62" style:family="paragraph" style:parent-style-name="Standard">
      <style:text-properties fo:font-weight="bold" officeooo:rsid="00ce1a84" officeooo:paragraph-rsid="00ce1a84" style:font-weight-asian="bold" style:font-weight-complex="bold"/>
    </style:style>
    <style:style style:name="P63" style:family="paragraph" style:parent-style-name="Standard">
      <style:text-properties fo:font-weight="bold" officeooo:rsid="001dbe4f" officeooo:paragraph-rsid="001dbe4f" style:font-weight-asian="bold" style:font-weight-complex="bold"/>
    </style:style>
    <style:style style:name="P64" style:family="paragraph" style:parent-style-name="Standard">
      <style:paragraph-properties fo:break-before="page"/>
      <style:text-properties fo:language="id" fo:country="ID" officeooo:rsid="003e22be" officeooo:paragraph-rsid="010378cf"/>
    </style:style>
    <style:style style:name="P65" style:family="paragraph" style:parent-style-name="Standard">
      <style:paragraph-properties fo:break-before="page"/>
      <style:text-properties fo:language="id" fo:country="ID" officeooo:rsid="003e22be" officeooo:paragraph-rsid="01193900"/>
    </style:style>
    <style:style style:name="P66" style:family="paragraph" style:parent-style-name="Standard">
      <style:paragraph-properties fo:break-before="page"/>
      <style:text-properties fo:language="id" fo:country="ID" officeooo:rsid="0130a35f" officeooo:paragraph-rsid="0130a35f"/>
    </style:style>
    <style:style style:name="P67" style:family="paragraph" style:parent-style-name="Standard">
      <style:text-properties fo:language="id" fo:country="ID" officeooo:rsid="003e22be" officeooo:paragraph-rsid="0148e941"/>
    </style:style>
    <style:style style:name="P68" style:family="paragraph" style:parent-style-name="Standard">
      <style:text-properties fo:language="id" fo:country="ID" officeooo:rsid="003e22be" officeooo:paragraph-rsid="019bf4f2"/>
    </style:style>
    <style:style style:name="P69" style:family="paragraph" style:parent-style-name="Standard">
      <style:text-properties fo:language="id" fo:country="ID" officeooo:rsid="003e22be" officeooo:paragraph-rsid="01e862db"/>
    </style:style>
    <style:style style:name="P70" style:family="paragraph" style:parent-style-name="Standard">
      <style:text-properties fo:language="id" fo:country="ID" officeooo:rsid="003e22be" officeooo:paragraph-rsid="026d8584"/>
    </style:style>
    <style:style style:name="P71" style:family="paragraph" style:parent-style-name="Standard">
      <style:text-properties fo:language="id" fo:country="ID" officeooo:rsid="003e22be" officeooo:paragraph-rsid="026fc8a8"/>
    </style:style>
    <style:style style:name="P72" style:family="paragraph" style:parent-style-name="Standard">
      <style:text-properties fo:language="id" fo:country="ID" officeooo:rsid="0268f651" officeooo:paragraph-rsid="0268f651"/>
    </style:style>
    <style:style style:name="P73" style:family="paragraph" style:parent-style-name="Standard">
      <style:text-properties fo:language="id" fo:country="ID" officeooo:rsid="013259a6" officeooo:paragraph-rsid="026d8584"/>
    </style:style>
    <style:style style:name="P74" style:family="paragraph" style:parent-style-name="Standard">
      <style:text-properties fo:language="id" fo:country="ID" officeooo:rsid="013259a6" officeooo:paragraph-rsid="026fc8a8"/>
    </style:style>
    <style:style style:name="P75" style:family="paragraph" style:parent-style-name="Standard">
      <style:text-properties fo:language="id" fo:country="ID" officeooo:rsid="026d8584" officeooo:paragraph-rsid="026d8584"/>
    </style:style>
    <style:style style:name="P76" style:family="paragraph" style:parent-style-name="Standard">
      <style:text-properties fo:language="id" fo:country="ID" officeooo:rsid="026ec938" officeooo:paragraph-rsid="026ec938"/>
    </style:style>
    <style:style style:name="P77" style:family="paragraph" style:parent-style-name="Standard">
      <style:text-properties fo:language="id" fo:country="ID" officeooo:rsid="026fc8a8" officeooo:paragraph-rsid="026fc8a8"/>
    </style:style>
    <style:style style:name="T1" style:family="text">
      <style:text-properties officeooo:rsid="001dbe4f"/>
    </style:style>
    <style:style style:name="T2" style:family="text">
      <style:text-properties fo:language="id" fo:country="ID" officeooo:rsid="001e16f8"/>
    </style:style>
    <style:style style:name="T3" style:family="text">
      <style:text-properties fo:language="id" fo:country="ID" officeooo:rsid="005fecb8"/>
    </style:style>
    <style:style style:name="T4" style:family="text">
      <style:text-properties fo:language="id" fo:country="ID" officeooo:rsid="00e4222c"/>
    </style:style>
    <style:style style:name="T5" style:family="text">
      <style:text-properties fo:language="id" fo:country="ID" officeooo:rsid="01f2fa79"/>
    </style:style>
    <style:style style:name="T6" style:family="text">
      <style:text-properties officeooo:rsid="00200bb6"/>
    </style:style>
    <style:style style:name="T7" style:family="text">
      <style:text-properties officeooo:rsid="00205ace"/>
    </style:style>
    <style:style style:name="T8" style:family="text">
      <style:text-properties officeooo:rsid="00213550"/>
    </style:style>
    <style:style style:name="T9" style:family="text">
      <style:text-properties officeooo:rsid="00231eba"/>
    </style:style>
    <style:style style:name="T10" style:family="text">
      <style:text-properties officeooo:rsid="0025ffab"/>
    </style:style>
    <style:style style:name="T11" style:family="text">
      <style:text-properties officeooo:rsid="00281d35"/>
    </style:style>
    <style:style style:name="T12" style:family="text">
      <style:text-properties officeooo:rsid="002b2d7a"/>
    </style:style>
    <style:style style:name="T13" style:family="text">
      <style:text-properties officeooo:rsid="002c9efe"/>
    </style:style>
    <style:style style:name="T14" style:family="text">
      <style:text-properties officeooo:rsid="002d589d"/>
    </style:style>
    <style:style style:name="T15" style:family="text">
      <style:text-properties officeooo:rsid="002eae07"/>
    </style:style>
    <style:style style:name="T16" style:family="text">
      <style:text-properties officeooo:rsid="002edbde"/>
    </style:style>
    <style:style style:name="T17" style:family="text">
      <style:text-properties officeooo:rsid="0030116a"/>
    </style:style>
    <style:style style:name="T18" style:family="text">
      <style:text-properties officeooo:rsid="0030954f"/>
    </style:style>
    <style:style style:name="T19" style:family="text">
      <style:text-properties officeooo:rsid="00309987"/>
    </style:style>
    <style:style style:name="T20" style:family="text">
      <style:text-properties officeooo:rsid="0034263e"/>
    </style:style>
    <style:style style:name="T21" style:family="text">
      <style:text-properties officeooo:rsid="003504e7"/>
    </style:style>
    <style:style style:name="T22" style:family="text">
      <style:text-properties officeooo:rsid="00357730"/>
    </style:style>
    <style:style style:name="T23" style:family="text">
      <style:text-properties officeooo:rsid="00376029"/>
    </style:style>
    <style:style style:name="T24" style:family="text">
      <style:text-properties officeooo:rsid="0038e84e"/>
    </style:style>
    <style:style style:name="T25" style:family="text">
      <style:text-properties officeooo:rsid="003932d7"/>
    </style:style>
    <style:style style:name="T26" style:family="text">
      <style:text-properties officeooo:rsid="0039536c"/>
    </style:style>
    <style:style style:name="T27" style:family="text">
      <style:text-properties officeooo:rsid="003a284f"/>
    </style:style>
    <style:style style:name="T28" style:family="text">
      <style:text-properties officeooo:rsid="003be00c"/>
    </style:style>
    <style:style style:name="T29" style:family="text">
      <style:text-properties officeooo:rsid="003d4812"/>
    </style:style>
    <style:style style:name="T30" style:family="text">
      <style:text-properties officeooo:rsid="0040509c"/>
    </style:style>
    <style:style style:name="T31" style:family="text">
      <style:text-properties officeooo:rsid="0044ae5a"/>
    </style:style>
    <style:style style:name="T32" style:family="text">
      <style:text-properties officeooo:rsid="004527a4"/>
    </style:style>
    <style:style style:name="T33" style:family="text">
      <style:text-properties officeooo:rsid="00466603"/>
    </style:style>
    <style:style style:name="T34" style:family="text">
      <style:text-properties officeooo:rsid="00488f0b"/>
    </style:style>
    <style:style style:name="T35" style:family="text">
      <style:text-properties officeooo:rsid="0049a180"/>
    </style:style>
    <style:style style:name="T36" style:family="text">
      <style:text-properties officeooo:rsid="004b23aa"/>
    </style:style>
    <style:style style:name="T37" style:family="text">
      <style:text-properties officeooo:rsid="004bbe05"/>
    </style:style>
    <style:style style:name="T38" style:family="text">
      <style:text-properties officeooo:rsid="004c3512"/>
    </style:style>
    <style:style style:name="T39" style:family="text">
      <style:text-properties officeooo:rsid="004e0389"/>
    </style:style>
    <style:style style:name="T40" style:family="text">
      <style:text-properties officeooo:rsid="004fb182"/>
    </style:style>
    <style:style style:name="T41" style:family="text">
      <style:text-properties officeooo:rsid="00509a47"/>
    </style:style>
    <style:style style:name="T42" style:family="text">
      <style:text-properties officeooo:rsid="005160ec"/>
    </style:style>
    <style:style style:name="T43" style:family="text">
      <style:text-properties officeooo:rsid="0051661a"/>
    </style:style>
    <style:style style:name="T44" style:family="text">
      <style:text-properties officeooo:rsid="00531138"/>
    </style:style>
    <style:style style:name="T45" style:family="text">
      <style:text-properties officeooo:rsid="0055c34e"/>
    </style:style>
    <style:style style:name="T46" style:family="text">
      <style:text-properties officeooo:rsid="00564be0"/>
    </style:style>
    <style:style style:name="T47" style:family="text">
      <style:text-properties officeooo:rsid="005746da"/>
    </style:style>
    <style:style style:name="T48" style:family="text">
      <style:text-properties officeooo:rsid="0057cc75"/>
    </style:style>
    <style:style style:name="T49" style:family="text">
      <style:text-properties officeooo:rsid="005a3293"/>
    </style:style>
    <style:style style:name="T50" style:family="text">
      <style:text-properties officeooo:rsid="005abe73"/>
    </style:style>
    <style:style style:name="T51" style:family="text">
      <style:text-properties officeooo:rsid="005e1588"/>
    </style:style>
    <style:style style:name="T52" style:family="text">
      <style:text-properties officeooo:rsid="005e4a47"/>
    </style:style>
    <style:style style:name="T53" style:family="text">
      <style:text-properties officeooo:rsid="0064fb3c"/>
    </style:style>
    <style:style style:name="T54" style:family="text">
      <style:text-properties officeooo:rsid="0066e3e0"/>
    </style:style>
    <style:style style:name="T55" style:family="text">
      <style:text-properties officeooo:rsid="006744b7"/>
    </style:style>
    <style:style style:name="T56" style:family="text">
      <style:text-properties officeooo:rsid="0068793c"/>
    </style:style>
    <style:style style:name="T57" style:family="text">
      <style:text-properties officeooo:rsid="00690a4d"/>
    </style:style>
    <style:style style:name="T58" style:family="text">
      <style:text-properties officeooo:rsid="006a38c0"/>
    </style:style>
    <style:style style:name="T59" style:family="text">
      <style:text-properties officeooo:rsid="006c0312"/>
    </style:style>
    <style:style style:name="T60" style:family="text">
      <style:text-properties officeooo:rsid="006d1457"/>
    </style:style>
    <style:style style:name="T61" style:family="text">
      <style:text-properties officeooo:rsid="006d5c1e"/>
    </style:style>
    <style:style style:name="T62" style:family="text">
      <style:text-properties officeooo:rsid="006d7c2b"/>
    </style:style>
    <style:style style:name="T63" style:family="text">
      <style:text-properties officeooo:rsid="006d8a96"/>
    </style:style>
    <style:style style:name="T64" style:family="text">
      <style:text-properties officeooo:rsid="006ee3c3"/>
    </style:style>
    <style:style style:name="T65" style:family="text">
      <style:text-properties officeooo:rsid="006fb5d6"/>
    </style:style>
    <style:style style:name="T66" style:family="text">
      <style:text-properties officeooo:rsid="0071574a"/>
    </style:style>
    <style:style style:name="T67" style:family="text">
      <style:text-properties officeooo:rsid="00743a18"/>
    </style:style>
    <style:style style:name="T68" style:family="text">
      <style:text-properties officeooo:rsid="00771c8e"/>
    </style:style>
    <style:style style:name="T69" style:family="text">
      <style:text-properties officeooo:rsid="007913cf"/>
    </style:style>
    <style:style style:name="T70" style:family="text">
      <style:text-properties officeooo:rsid="007ccd4d"/>
    </style:style>
    <style:style style:name="T71" style:family="text">
      <style:text-properties officeooo:rsid="007dc7ba"/>
    </style:style>
    <style:style style:name="T72" style:family="text">
      <style:text-properties officeooo:rsid="007f43d4"/>
    </style:style>
    <style:style style:name="T73" style:family="text">
      <style:text-properties officeooo:rsid="008098f6"/>
    </style:style>
    <style:style style:name="T74" style:family="text">
      <style:text-properties officeooo:rsid="0082079a"/>
    </style:style>
    <style:style style:name="T75" style:family="text">
      <style:text-properties officeooo:rsid="00831e5d"/>
    </style:style>
    <style:style style:name="T76" style:family="text">
      <style:text-properties officeooo:rsid="0083b891"/>
    </style:style>
    <style:style style:name="T77" style:family="text">
      <style:text-properties officeooo:rsid="0086594e"/>
    </style:style>
    <style:style style:name="T78" style:family="text">
      <style:text-properties officeooo:rsid="0088493d"/>
    </style:style>
    <style:style style:name="T79" style:family="text">
      <style:text-properties officeooo:rsid="008a17ce"/>
    </style:style>
    <style:style style:name="T80" style:family="text">
      <style:text-properties officeooo:rsid="008d4d4c"/>
    </style:style>
    <style:style style:name="T81" style:family="text">
      <style:text-properties officeooo:rsid="008e93f7"/>
    </style:style>
    <style:style style:name="T82" style:family="text">
      <style:text-properties officeooo:rsid="008ef186"/>
    </style:style>
    <style:style style:name="T83" style:family="text">
      <style:text-properties officeooo:rsid="0090effb"/>
    </style:style>
    <style:style style:name="T84" style:family="text">
      <style:text-properties officeooo:rsid="0091c45f"/>
    </style:style>
    <style:style style:name="T85" style:family="text">
      <style:text-properties officeooo:rsid="00932da0"/>
    </style:style>
    <style:style style:name="T86" style:family="text">
      <style:text-properties officeooo:rsid="0093b3c7"/>
    </style:style>
    <style:style style:name="T87" style:family="text">
      <style:text-properties officeooo:rsid="00958e11"/>
    </style:style>
    <style:style style:name="T88" style:family="text">
      <style:text-properties officeooo:rsid="00974a57"/>
    </style:style>
    <style:style style:name="T89" style:family="text">
      <style:text-properties officeooo:rsid="0099769a"/>
    </style:style>
    <style:style style:name="T90" style:family="text">
      <style:text-properties officeooo:rsid="009d674b"/>
    </style:style>
    <style:style style:name="T91" style:family="text">
      <style:text-properties officeooo:rsid="009e1c78"/>
    </style:style>
    <style:style style:name="T92" style:family="text">
      <style:text-properties officeooo:rsid="00a0bb95"/>
    </style:style>
    <style:style style:name="T93" style:family="text">
      <style:text-properties officeooo:rsid="00a3819f"/>
    </style:style>
    <style:style style:name="T94" style:family="text">
      <style:text-properties officeooo:rsid="00a4d0f7"/>
    </style:style>
    <style:style style:name="T95" style:family="text">
      <style:text-properties officeooo:rsid="00a68f75"/>
    </style:style>
    <style:style style:name="T96" style:family="text">
      <style:text-properties officeooo:rsid="00a751f0"/>
    </style:style>
    <style:style style:name="T97" style:family="text">
      <style:text-properties officeooo:rsid="00a78386"/>
    </style:style>
    <style:style style:name="T98" style:family="text">
      <style:text-properties officeooo:rsid="00a95ede"/>
    </style:style>
    <style:style style:name="T99" style:family="text">
      <style:text-properties officeooo:rsid="00abb45c"/>
    </style:style>
    <style:style style:name="T100" style:family="text">
      <style:text-properties officeooo:rsid="00ac9a28"/>
    </style:style>
    <style:style style:name="T101" style:family="text">
      <style:text-properties officeooo:rsid="00ae1a3e"/>
    </style:style>
    <style:style style:name="T102" style:family="text">
      <style:text-properties officeooo:rsid="00afb63f"/>
    </style:style>
    <style:style style:name="T103" style:family="text">
      <style:text-properties officeooo:rsid="00b352ba"/>
    </style:style>
    <style:style style:name="T104" style:family="text">
      <style:text-properties officeooo:rsid="00b417fb"/>
    </style:style>
    <style:style style:name="T105" style:family="text">
      <style:text-properties officeooo:rsid="00b5006a"/>
    </style:style>
    <style:style style:name="T106" style:family="text">
      <style:text-properties officeooo:rsid="00b5dc5b"/>
    </style:style>
    <style:style style:name="T107" style:family="text">
      <style:text-properties officeooo:rsid="00b605b1"/>
    </style:style>
    <style:style style:name="T108" style:family="text">
      <style:text-properties officeooo:rsid="00ba2c62"/>
    </style:style>
    <style:style style:name="T109" style:family="text">
      <style:text-properties officeooo:rsid="00bcecc0"/>
    </style:style>
    <style:style style:name="T110" style:family="text">
      <style:text-properties officeooo:rsid="00bee12e"/>
    </style:style>
    <style:style style:name="T111" style:family="text">
      <style:text-properties officeooo:rsid="00beea0f"/>
    </style:style>
    <style:style style:name="T112" style:family="text">
      <style:text-properties officeooo:rsid="00c017e9"/>
    </style:style>
    <style:style style:name="T113" style:family="text">
      <style:text-properties officeooo:rsid="00c0533b"/>
    </style:style>
    <style:style style:name="T114" style:family="text">
      <style:text-properties officeooo:rsid="00c2522c"/>
    </style:style>
    <style:style style:name="T115" style:family="text">
      <style:text-properties officeooo:rsid="00c37b01"/>
    </style:style>
    <style:style style:name="T116" style:family="text">
      <style:text-properties officeooo:rsid="00c59717"/>
    </style:style>
    <style:style style:name="T117" style:family="text">
      <style:text-properties officeooo:rsid="00c6ec19"/>
    </style:style>
    <style:style style:name="T118" style:family="text">
      <style:text-properties officeooo:rsid="00c822be"/>
    </style:style>
    <style:style style:name="T119" style:family="text">
      <style:text-properties officeooo:rsid="00c915c9"/>
    </style:style>
    <style:style style:name="T120" style:family="text">
      <style:text-properties officeooo:rsid="00ca87c2"/>
    </style:style>
    <style:style style:name="T121" style:family="text">
      <style:text-properties officeooo:rsid="00ce689a"/>
    </style:style>
    <style:style style:name="T122" style:family="text">
      <style:text-properties officeooo:rsid="00cf4e2c"/>
    </style:style>
    <style:style style:name="T123" style:family="text">
      <style:text-properties officeooo:rsid="00d0b2ce"/>
    </style:style>
    <style:style style:name="T124" style:family="text">
      <style:text-properties officeooo:rsid="00d29a58"/>
    </style:style>
    <style:style style:name="T125" style:family="text">
      <style:text-properties officeooo:rsid="00d62e9e"/>
    </style:style>
    <style:style style:name="T126" style:family="text">
      <style:text-properties officeooo:rsid="00d8d8f5"/>
    </style:style>
    <style:style style:name="T127" style:family="text">
      <style:text-properties officeooo:rsid="00d943c5"/>
    </style:style>
    <style:style style:name="T128" style:family="text">
      <style:text-properties officeooo:rsid="00d94aa9"/>
    </style:style>
    <style:style style:name="T129" style:family="text">
      <style:text-properties officeooo:rsid="00dae47a"/>
    </style:style>
    <style:style style:name="T130" style:family="text">
      <style:text-properties officeooo:rsid="00db863c"/>
    </style:style>
    <style:style style:name="T131" style:family="text">
      <style:text-properties officeooo:rsid="00de1488"/>
    </style:style>
    <style:style style:name="T132" style:family="text">
      <style:text-properties officeooo:rsid="00e0bba1"/>
    </style:style>
    <style:style style:name="T133" style:family="text">
      <style:text-properties officeooo:rsid="00e0eb34"/>
    </style:style>
    <style:style style:name="T134" style:family="text">
      <style:text-properties officeooo:rsid="00e1a0a0"/>
    </style:style>
    <style:style style:name="T135" style:family="text">
      <style:text-properties officeooo:rsid="00e27d0e"/>
    </style:style>
    <style:style style:name="T136" style:family="text">
      <style:text-properties officeooo:rsid="00e36e81"/>
    </style:style>
    <style:style style:name="T137" style:family="text">
      <style:text-properties officeooo:rsid="00e4222c"/>
    </style:style>
    <style:style style:name="T138" style:family="text">
      <style:text-properties officeooo:rsid="00e6dd3d"/>
    </style:style>
    <style:style style:name="T139" style:family="text">
      <style:text-properties officeooo:rsid="00e8a6f3"/>
    </style:style>
    <style:style style:name="T140" style:family="text">
      <style:text-properties officeooo:rsid="00ea2548"/>
    </style:style>
    <style:style style:name="T141" style:family="text">
      <style:text-properties officeooo:rsid="00eb0943"/>
    </style:style>
    <style:style style:name="T142" style:family="text">
      <style:text-properties officeooo:rsid="00ecc803"/>
    </style:style>
    <style:style style:name="T143" style:family="text">
      <style:text-properties officeooo:rsid="00ed5495"/>
    </style:style>
    <style:style style:name="T144" style:family="text">
      <style:text-properties officeooo:rsid="00edf5b9"/>
    </style:style>
    <style:style style:name="T145" style:family="text">
      <style:text-properties officeooo:rsid="00ef9826"/>
    </style:style>
    <style:style style:name="T146" style:family="text">
      <style:text-properties officeooo:rsid="00efc35f"/>
    </style:style>
    <style:style style:name="T147" style:family="text">
      <style:text-properties officeooo:rsid="00f13087"/>
    </style:style>
    <style:style style:name="T148" style:family="text">
      <style:text-properties officeooo:rsid="00f368d5"/>
    </style:style>
    <style:style style:name="T149" style:family="text">
      <style:text-properties officeooo:rsid="00f38db3"/>
    </style:style>
    <style:style style:name="T150" style:family="text">
      <style:text-properties officeooo:rsid="00f52a69"/>
    </style:style>
    <style:style style:name="T151" style:family="text">
      <style:text-properties officeooo:rsid="00f5998e"/>
    </style:style>
    <style:style style:name="T152" style:family="text">
      <style:text-properties officeooo:rsid="00f74824"/>
    </style:style>
    <style:style style:name="T153" style:family="text">
      <style:text-properties officeooo:rsid="00f9f3e4"/>
    </style:style>
    <style:style style:name="T154" style:family="text">
      <style:text-properties officeooo:rsid="00fa32b2"/>
    </style:style>
    <style:style style:name="T155" style:family="text">
      <style:text-properties officeooo:rsid="00fd2f4c"/>
    </style:style>
    <style:style style:name="T156" style:family="text">
      <style:text-properties officeooo:rsid="0101248c"/>
    </style:style>
    <style:style style:name="T157" style:family="text">
      <style:text-properties officeooo:rsid="0101c45b"/>
    </style:style>
    <style:style style:name="T158" style:family="text">
      <style:text-properties officeooo:rsid="01037e19"/>
    </style:style>
    <style:style style:name="T159" style:family="text">
      <style:text-properties officeooo:rsid="010547bf"/>
    </style:style>
    <style:style style:name="T160" style:family="text">
      <style:text-properties officeooo:rsid="01063500"/>
    </style:style>
    <style:style style:name="T161" style:family="text">
      <style:text-properties officeooo:rsid="0106e851"/>
    </style:style>
    <style:style style:name="T162" style:family="text">
      <style:text-properties officeooo:rsid="0108b1c4"/>
    </style:style>
    <style:style style:name="T163" style:family="text">
      <style:text-properties officeooo:rsid="010ad505"/>
    </style:style>
    <style:style style:name="T164" style:family="text">
      <style:text-properties officeooo:rsid="010c55f9"/>
    </style:style>
    <style:style style:name="T165" style:family="text">
      <style:text-properties officeooo:rsid="010c6ec9"/>
    </style:style>
    <style:style style:name="T166" style:family="text">
      <style:text-properties officeooo:rsid="010c7209"/>
    </style:style>
    <style:style style:name="T167" style:family="text">
      <style:text-properties officeooo:rsid="010fdd66"/>
    </style:style>
    <style:style style:name="T168" style:family="text">
      <style:text-properties officeooo:rsid="01143e73"/>
    </style:style>
    <style:style style:name="T169" style:family="text">
      <style:text-properties officeooo:rsid="011608f0"/>
    </style:style>
    <style:style style:name="T170" style:family="text">
      <style:text-properties officeooo:rsid="003e22be"/>
    </style:style>
    <style:style style:name="T171" style:family="text">
      <style:text-properties officeooo:rsid="01181121"/>
    </style:style>
    <style:style style:name="T172" style:family="text">
      <style:text-properties officeooo:rsid="011b9bbb"/>
    </style:style>
    <style:style style:name="T173" style:family="text">
      <style:text-properties officeooo:rsid="011d3683"/>
    </style:style>
    <style:style style:name="T174" style:family="text">
      <style:text-properties officeooo:rsid="011e487e"/>
    </style:style>
    <style:style style:name="T175" style:family="text">
      <style:text-properties officeooo:rsid="011e9eb3"/>
    </style:style>
    <style:style style:name="T176" style:family="text">
      <style:text-properties officeooo:rsid="012079bb"/>
    </style:style>
    <style:style style:name="T177" style:family="text">
      <style:text-properties officeooo:rsid="0122b62a"/>
    </style:style>
    <style:style style:name="T178" style:family="text">
      <style:text-properties officeooo:rsid="01261d09"/>
    </style:style>
    <style:style style:name="T179" style:family="text">
      <style:text-properties officeooo:rsid="01265a79"/>
    </style:style>
    <style:style style:name="T180" style:family="text">
      <style:text-properties officeooo:rsid="0127d449"/>
    </style:style>
    <style:style style:name="T181" style:family="text">
      <style:text-properties officeooo:rsid="012d75f7"/>
    </style:style>
    <style:style style:name="T182" style:family="text">
      <style:text-properties officeooo:rsid="0130ea52"/>
    </style:style>
    <style:style style:name="T183" style:family="text">
      <style:text-properties officeooo:rsid="013259a6"/>
    </style:style>
    <style:style style:name="T184" style:family="text">
      <style:text-properties officeooo:rsid="01337d20"/>
    </style:style>
    <style:style style:name="T185" style:family="text">
      <style:text-properties officeooo:rsid="0135606b"/>
    </style:style>
    <style:style style:name="T186" style:family="text">
      <style:text-properties officeooo:rsid="013667ff"/>
    </style:style>
    <style:style style:name="T187" style:family="text">
      <style:text-properties officeooo:rsid="01374f31"/>
    </style:style>
    <style:style style:name="T188" style:family="text">
      <style:text-properties officeooo:rsid="0138e369"/>
    </style:style>
    <style:style style:name="T189" style:family="text">
      <style:text-properties officeooo:rsid="013a2960"/>
    </style:style>
    <style:style style:name="T190" style:family="text">
      <style:text-properties officeooo:rsid="013b4589"/>
    </style:style>
    <style:style style:name="T191" style:family="text">
      <style:text-properties officeooo:rsid="013c8f1d"/>
    </style:style>
    <style:style style:name="T192" style:family="text">
      <style:text-properties officeooo:rsid="013faad2"/>
    </style:style>
    <style:style style:name="T193" style:family="text">
      <style:text-properties officeooo:rsid="0141bb5e"/>
    </style:style>
    <style:style style:name="T194" style:family="text">
      <style:text-properties officeooo:rsid="01433c31"/>
    </style:style>
    <style:style style:name="T195" style:family="text">
      <style:text-properties officeooo:rsid="01440531"/>
    </style:style>
    <style:style style:name="T196" style:family="text">
      <style:text-properties officeooo:rsid="0144eb10"/>
    </style:style>
    <style:style style:name="T197" style:family="text">
      <style:text-properties officeooo:rsid="014545aa"/>
    </style:style>
    <style:style style:name="T198" style:family="text">
      <style:text-properties officeooo:rsid="01464f47"/>
    </style:style>
    <style:style style:name="T199" style:family="text">
      <style:text-properties officeooo:rsid="0149f6fd"/>
    </style:style>
    <style:style style:name="T200" style:family="text">
      <style:text-properties officeooo:rsid="014d3463"/>
    </style:style>
    <style:style style:name="T201" style:family="text">
      <style:text-properties officeooo:rsid="014d54a2"/>
    </style:style>
    <style:style style:name="T202" style:family="text">
      <style:text-properties officeooo:rsid="014d72c3"/>
    </style:style>
    <style:style style:name="T203" style:family="text">
      <style:text-properties officeooo:rsid="014f0718"/>
    </style:style>
    <style:style style:name="T204" style:family="text">
      <style:text-properties officeooo:rsid="01534955"/>
    </style:style>
    <style:style style:name="T205" style:family="text">
      <style:text-properties officeooo:rsid="01548a5f"/>
    </style:style>
    <style:style style:name="T206" style:family="text">
      <style:text-properties officeooo:rsid="01557df3"/>
    </style:style>
    <style:style style:name="T207" style:family="text">
      <style:text-properties officeooo:rsid="015814e0"/>
    </style:style>
    <style:style style:name="T208" style:family="text">
      <style:text-properties officeooo:rsid="01599a86"/>
    </style:style>
    <style:style style:name="T209" style:family="text">
      <style:text-properties officeooo:rsid="015af01d"/>
    </style:style>
    <style:style style:name="T210" style:family="text">
      <style:text-properties officeooo:rsid="015c013b"/>
    </style:style>
    <style:style style:name="T211" style:family="text">
      <style:text-properties officeooo:rsid="015c3aed"/>
    </style:style>
    <style:style style:name="T212" style:family="text">
      <style:text-properties officeooo:rsid="015cc826"/>
    </style:style>
    <style:style style:name="T213" style:family="text">
      <style:text-properties officeooo:rsid="015e6270"/>
    </style:style>
    <style:style style:name="T214" style:family="text">
      <style:text-properties officeooo:rsid="01602b87"/>
    </style:style>
    <style:style style:name="T215" style:family="text">
      <style:text-properties officeooo:rsid="01618021"/>
    </style:style>
    <style:style style:name="T216" style:family="text">
      <style:text-properties officeooo:rsid="0163253e"/>
    </style:style>
    <style:style style:name="T217" style:family="text">
      <style:text-properties officeooo:rsid="0168b257"/>
    </style:style>
    <style:style style:name="T218" style:family="text">
      <style:text-properties officeooo:rsid="01694bd3"/>
    </style:style>
    <style:style style:name="T219" style:family="text">
      <style:text-properties officeooo:rsid="0169c5aa"/>
    </style:style>
    <style:style style:name="T220" style:family="text">
      <style:text-properties officeooo:rsid="016b0db4"/>
    </style:style>
    <style:style style:name="T221" style:family="text">
      <style:text-properties officeooo:rsid="016c963d"/>
    </style:style>
    <style:style style:name="T222" style:family="text">
      <style:text-properties officeooo:rsid="016f08dd"/>
    </style:style>
    <style:style style:name="T223" style:family="text">
      <style:text-properties officeooo:rsid="017069c1"/>
    </style:style>
    <style:style style:name="T224" style:family="text">
      <style:text-properties officeooo:rsid="017106e1"/>
    </style:style>
    <style:style style:name="T225" style:family="text">
      <style:text-properties officeooo:rsid="0173efd7"/>
    </style:style>
    <style:style style:name="T226" style:family="text">
      <style:text-properties officeooo:rsid="0175713e"/>
    </style:style>
    <style:style style:name="T227" style:family="text">
      <style:text-properties officeooo:rsid="01766c4c"/>
    </style:style>
    <style:style style:name="T228" style:family="text">
      <style:text-properties officeooo:rsid="01780ab3"/>
    </style:style>
    <style:style style:name="T229" style:family="text">
      <style:text-properties officeooo:rsid="01799865"/>
    </style:style>
    <style:style style:name="T230" style:family="text">
      <style:text-properties officeooo:rsid="017b558d"/>
    </style:style>
    <style:style style:name="T231" style:family="text">
      <style:text-properties officeooo:rsid="017e23a8"/>
    </style:style>
    <style:style style:name="T232" style:family="text">
      <style:text-properties officeooo:rsid="017fe98d"/>
    </style:style>
    <style:style style:name="T233" style:family="text">
      <style:text-properties officeooo:rsid="01812311"/>
    </style:style>
    <style:style style:name="T234" style:family="text">
      <style:text-properties officeooo:rsid="01841f3a"/>
    </style:style>
    <style:style style:name="T235" style:family="text">
      <style:text-properties officeooo:rsid="01853cd1"/>
    </style:style>
    <style:style style:name="T236" style:family="text">
      <style:text-properties officeooo:rsid="0186fdc9"/>
    </style:style>
    <style:style style:name="T237" style:family="text">
      <style:text-properties officeooo:rsid="0188e8ef"/>
    </style:style>
    <style:style style:name="T238" style:family="text">
      <style:text-properties officeooo:rsid="018a2e83"/>
    </style:style>
    <style:style style:name="T239" style:family="text">
      <style:text-properties officeooo:rsid="018d8502"/>
    </style:style>
    <style:style style:name="T240" style:family="text">
      <style:text-properties officeooo:rsid="0190c199"/>
    </style:style>
    <style:style style:name="T241" style:family="text">
      <style:text-properties officeooo:rsid="0192bc0c"/>
    </style:style>
    <style:style style:name="T242" style:family="text">
      <style:text-properties officeooo:rsid="0193120e"/>
    </style:style>
    <style:style style:name="T243" style:family="text">
      <style:text-properties officeooo:rsid="01949b33"/>
    </style:style>
    <style:style style:name="T244" style:family="text">
      <style:text-properties officeooo:rsid="0194ad34"/>
    </style:style>
    <style:style style:name="T245" style:family="text">
      <style:text-properties officeooo:rsid="01958b62"/>
    </style:style>
    <style:style style:name="T246" style:family="text">
      <style:text-properties officeooo:rsid="0198f33c"/>
    </style:style>
    <style:style style:name="T247" style:family="text">
      <style:text-properties officeooo:rsid="019a22c3"/>
    </style:style>
    <style:style style:name="T248" style:family="text">
      <style:text-properties officeooo:rsid="019b8bf3"/>
    </style:style>
    <style:style style:name="T249" style:family="text">
      <style:text-properties officeooo:rsid="019c61e3"/>
    </style:style>
    <style:style style:name="T250" style:family="text">
      <style:text-properties officeooo:rsid="019df00a"/>
    </style:style>
    <style:style style:name="T251" style:family="text">
      <style:text-properties officeooo:rsid="019e6e1f"/>
    </style:style>
    <style:style style:name="T252" style:family="text">
      <style:text-properties officeooo:rsid="019ee203"/>
    </style:style>
    <style:style style:name="T253" style:family="text">
      <style:text-properties officeooo:rsid="01a031b1"/>
    </style:style>
    <style:style style:name="T254" style:family="text">
      <style:text-properties officeooo:rsid="01a1107d"/>
    </style:style>
    <style:style style:name="T255" style:family="text">
      <style:text-properties officeooo:rsid="01a2369f"/>
    </style:style>
    <style:style style:name="T256" style:family="text">
      <style:text-properties officeooo:rsid="01a398b1"/>
    </style:style>
    <style:style style:name="T257" style:family="text">
      <style:text-properties officeooo:rsid="01a69df3"/>
    </style:style>
    <style:style style:name="T258" style:family="text">
      <style:text-properties officeooo:rsid="01a74f58"/>
    </style:style>
    <style:style style:name="T259" style:family="text">
      <style:text-properties officeooo:rsid="01a754d1"/>
    </style:style>
    <style:style style:name="T260" style:family="text">
      <style:text-properties officeooo:rsid="01a854b3"/>
    </style:style>
    <style:style style:name="T261" style:family="text">
      <style:text-properties officeooo:rsid="01a8d0f7"/>
    </style:style>
    <style:style style:name="T262" style:family="text">
      <style:text-properties officeooo:rsid="01a98f70"/>
    </style:style>
    <style:style style:name="T263" style:family="text">
      <style:text-properties officeooo:rsid="01ab2c67"/>
    </style:style>
    <style:style style:name="T264" style:family="text">
      <style:text-properties officeooo:rsid="01ac2367"/>
    </style:style>
    <style:style style:name="T265" style:family="text">
      <style:text-properties officeooo:rsid="01adea8f"/>
    </style:style>
    <style:style style:name="T266" style:family="text">
      <style:text-properties officeooo:rsid="01b6b9b3"/>
    </style:style>
    <style:style style:name="T267" style:family="text">
      <style:text-properties officeooo:rsid="01b83611"/>
    </style:style>
    <style:style style:name="T268" style:family="text">
      <style:text-properties officeooo:rsid="01b995ca"/>
    </style:style>
    <style:style style:name="T269" style:family="text">
      <style:text-properties officeooo:rsid="01b9b909"/>
    </style:style>
    <style:style style:name="T270" style:family="text">
      <style:text-properties officeooo:rsid="01ba7734"/>
    </style:style>
    <style:style style:name="T271" style:family="text">
      <style:text-properties officeooo:rsid="01bc063c"/>
    </style:style>
    <style:style style:name="T272" style:family="text">
      <style:text-properties officeooo:rsid="01bd5e84"/>
    </style:style>
    <style:style style:name="T273" style:family="text">
      <style:text-properties officeooo:rsid="01bf7c24"/>
    </style:style>
    <style:style style:name="T274" style:family="text">
      <style:text-properties officeooo:rsid="01c0c492"/>
    </style:style>
    <style:style style:name="T275" style:family="text">
      <style:text-properties officeooo:rsid="01c14ba2"/>
    </style:style>
    <style:style style:name="T276" style:family="text">
      <style:text-properties officeooo:rsid="01c32ff5"/>
    </style:style>
    <style:style style:name="T277" style:family="text">
      <style:text-properties officeooo:rsid="01c37ca1"/>
    </style:style>
    <style:style style:name="T278" style:family="text">
      <style:text-properties officeooo:rsid="01c638b0"/>
    </style:style>
    <style:style style:name="T279" style:family="text">
      <style:text-properties officeooo:rsid="01c82cb2"/>
    </style:style>
    <style:style style:name="T280" style:family="text">
      <style:text-properties officeooo:rsid="01c9f3c8"/>
    </style:style>
    <style:style style:name="T281" style:family="text">
      <style:text-properties officeooo:rsid="01cb65c9"/>
    </style:style>
    <style:style style:name="T282" style:family="text">
      <style:text-properties officeooo:rsid="01cdc0bd"/>
    </style:style>
    <style:style style:name="T283" style:family="text">
      <style:text-properties officeooo:rsid="01ce6e59"/>
    </style:style>
    <style:style style:name="T284" style:family="text">
      <style:text-properties officeooo:rsid="01d337d9"/>
    </style:style>
    <style:style style:name="T285" style:family="text">
      <style:text-properties officeooo:rsid="01d40d50"/>
    </style:style>
    <style:style style:name="T286" style:family="text">
      <style:text-properties officeooo:rsid="01d48b98"/>
    </style:style>
    <style:style style:name="T287" style:family="text">
      <style:text-properties officeooo:rsid="01d5133f"/>
    </style:style>
    <style:style style:name="T288" style:family="text">
      <style:text-properties officeooo:rsid="01d5456b"/>
    </style:style>
    <style:style style:name="T289" style:family="text">
      <style:text-properties officeooo:rsid="01d59b0a"/>
    </style:style>
    <style:style style:name="T290" style:family="text">
      <style:text-properties officeooo:rsid="01d69905"/>
    </style:style>
    <style:style style:name="T291" style:family="text">
      <style:text-properties officeooo:rsid="01d74500"/>
    </style:style>
    <style:style style:name="T292" style:family="text">
      <style:text-properties officeooo:rsid="01d7796c"/>
    </style:style>
    <style:style style:name="T293" style:family="text">
      <style:text-properties officeooo:rsid="01d893f0"/>
    </style:style>
    <style:style style:name="T294" style:family="text">
      <style:text-properties officeooo:rsid="01da4133"/>
    </style:style>
    <style:style style:name="T295" style:family="text">
      <style:text-properties officeooo:rsid="01db997b"/>
    </style:style>
    <style:style style:name="T296" style:family="text">
      <style:text-properties officeooo:rsid="01dd6bbd"/>
    </style:style>
    <style:style style:name="T297" style:family="text">
      <style:text-properties officeooo:rsid="01de732b"/>
    </style:style>
    <style:style style:name="T298" style:family="text">
      <style:text-properties officeooo:rsid="01dfb76c"/>
    </style:style>
    <style:style style:name="T299" style:family="text">
      <style:text-properties officeooo:rsid="01e02b7a"/>
    </style:style>
    <style:style style:name="T300" style:family="text">
      <style:text-properties officeooo:rsid="01e03377"/>
    </style:style>
    <style:style style:name="T301" style:family="text">
      <style:text-properties officeooo:rsid="01e1c5fb"/>
    </style:style>
    <style:style style:name="T302" style:family="text">
      <style:text-properties officeooo:rsid="01e3598d"/>
    </style:style>
    <style:style style:name="T303" style:family="text">
      <style:text-properties officeooo:rsid="01e420cd"/>
    </style:style>
    <style:style style:name="T304" style:family="text">
      <style:text-properties officeooo:rsid="01e499fb"/>
    </style:style>
    <style:style style:name="T305" style:family="text">
      <style:text-properties officeooo:rsid="01e610da"/>
    </style:style>
    <style:style style:name="T306" style:family="text">
      <style:text-properties officeooo:rsid="01e62ce1"/>
    </style:style>
    <style:style style:name="T307" style:family="text">
      <style:text-properties officeooo:rsid="01e9e0fb"/>
    </style:style>
    <style:style style:name="T308" style:family="text">
      <style:text-properties officeooo:rsid="01ea409e"/>
    </style:style>
    <style:style style:name="T309" style:family="text">
      <style:text-properties officeooo:rsid="01edc091"/>
    </style:style>
    <style:style style:name="T310" style:family="text">
      <style:text-properties officeooo:rsid="01ef768c"/>
    </style:style>
    <style:style style:name="T311" style:family="text">
      <style:text-properties officeooo:rsid="01f0b497"/>
    </style:style>
    <style:style style:name="T312" style:family="text">
      <style:text-properties officeooo:rsid="01f211f8"/>
    </style:style>
    <style:style style:name="T313" style:family="text">
      <style:text-properties officeooo:rsid="01f2dfff"/>
    </style:style>
    <style:style style:name="T314" style:family="text">
      <style:text-properties officeooo:rsid="01f826de"/>
    </style:style>
    <style:style style:name="T315" style:family="text">
      <style:text-properties officeooo:rsid="01fd029c"/>
    </style:style>
    <style:style style:name="T316" style:family="text">
      <style:text-properties officeooo:rsid="01fee06c"/>
    </style:style>
    <style:style style:name="T317" style:family="text">
      <style:text-properties officeooo:rsid="020002af"/>
    </style:style>
    <style:style style:name="T318" style:family="text">
      <style:text-properties officeooo:rsid="02018e5f"/>
    </style:style>
    <style:style style:name="T319" style:family="text">
      <style:text-properties officeooo:rsid="0201eeee"/>
    </style:style>
    <style:style style:name="T320" style:family="text">
      <style:text-properties officeooo:rsid="020409cb"/>
    </style:style>
    <style:style style:name="T321" style:family="text">
      <style:text-properties officeooo:rsid="020435c7"/>
    </style:style>
    <style:style style:name="T322" style:family="text">
      <style:text-properties officeooo:rsid="02058471"/>
    </style:style>
    <style:style style:name="T323" style:family="text">
      <style:text-properties officeooo:rsid="02060b6b"/>
    </style:style>
    <style:style style:name="T324" style:family="text">
      <style:text-properties officeooo:rsid="020770c2"/>
    </style:style>
    <style:style style:name="T325" style:family="text">
      <style:text-properties officeooo:rsid="02090a45"/>
    </style:style>
    <style:style style:name="T326" style:family="text">
      <style:text-properties officeooo:rsid="02095291"/>
    </style:style>
    <style:style style:name="T327" style:family="text">
      <style:text-properties officeooo:rsid="020ab004"/>
    </style:style>
    <style:style style:name="T328" style:family="text">
      <style:text-properties officeooo:rsid="020c6717"/>
    </style:style>
    <style:style style:name="T329" style:family="text">
      <style:text-properties officeooo:rsid="020db1e6"/>
    </style:style>
    <style:style style:name="T330" style:family="text">
      <style:text-properties officeooo:rsid="020e88cf"/>
    </style:style>
    <style:style style:name="T331" style:family="text">
      <style:text-properties officeooo:rsid="02107da6"/>
    </style:style>
    <style:style style:name="T332" style:family="text">
      <style:text-properties officeooo:rsid="0212379e"/>
    </style:style>
    <style:style style:name="T333" style:family="text">
      <style:text-properties officeooo:rsid="021299e3"/>
    </style:style>
    <style:style style:name="T334" style:family="text">
      <style:text-properties officeooo:rsid="021398fa"/>
    </style:style>
    <style:style style:name="T335" style:family="text">
      <style:text-properties officeooo:rsid="02157a0e"/>
    </style:style>
    <style:style style:name="T336" style:family="text">
      <style:text-properties officeooo:rsid="02185bc3"/>
    </style:style>
    <style:style style:name="T337" style:family="text">
      <style:text-properties officeooo:rsid="0219e5f5"/>
    </style:style>
    <style:style style:name="T338" style:family="text">
      <style:text-properties officeooo:rsid="021b936a"/>
    </style:style>
    <style:style style:name="T339" style:family="text">
      <style:text-properties officeooo:rsid="021d0cae"/>
    </style:style>
    <style:style style:name="T340" style:family="text">
      <style:text-properties officeooo:rsid="021d1c50"/>
    </style:style>
    <style:style style:name="T341" style:family="text">
      <style:text-properties officeooo:rsid="021e40c7"/>
    </style:style>
    <style:style style:name="T342" style:family="text">
      <style:text-properties officeooo:rsid="021f5c03"/>
    </style:style>
    <style:style style:name="T343" style:family="text">
      <style:text-properties officeooo:rsid="02213220"/>
    </style:style>
    <style:style style:name="T344" style:family="text">
      <style:text-properties officeooo:rsid="02226805"/>
    </style:style>
    <style:style style:name="T345" style:family="text">
      <style:text-properties officeooo:rsid="0223c0c6"/>
    </style:style>
    <style:style style:name="T346" style:family="text">
      <style:text-properties officeooo:rsid="022580ec"/>
    </style:style>
    <style:style style:name="T347" style:family="text">
      <style:text-properties officeooo:rsid="0225de57"/>
    </style:style>
    <style:style style:name="T348" style:family="text">
      <style:text-properties officeooo:rsid="02275aa0"/>
    </style:style>
    <style:style style:name="T349" style:family="text">
      <style:text-properties officeooo:rsid="0227a3fb"/>
    </style:style>
    <style:style style:name="T350" style:family="text">
      <style:text-properties officeooo:rsid="0229accb"/>
    </style:style>
    <style:style style:name="T351" style:family="text">
      <style:text-properties officeooo:rsid="0229b50f"/>
    </style:style>
    <style:style style:name="T352" style:family="text">
      <style:text-properties officeooo:rsid="022afc68"/>
    </style:style>
    <style:style style:name="T353" style:family="text">
      <style:text-properties officeooo:rsid="022b4b88"/>
    </style:style>
    <style:style style:name="T354" style:family="text">
      <style:text-properties officeooo:rsid="022ce60d"/>
    </style:style>
    <style:style style:name="T355" style:family="text">
      <style:text-properties officeooo:rsid="022d051a"/>
    </style:style>
    <style:style style:name="T356" style:family="text">
      <style:text-properties officeooo:rsid="022e145f"/>
    </style:style>
    <style:style style:name="T357" style:family="text">
      <style:text-properties officeooo:rsid="022f441c"/>
    </style:style>
    <style:style style:name="T358" style:family="text">
      <style:text-properties officeooo:rsid="023185b1"/>
    </style:style>
    <style:style style:name="T359" style:family="text">
      <style:text-properties officeooo:rsid="02347c13"/>
    </style:style>
    <style:style style:name="T360" style:family="text">
      <style:text-properties officeooo:rsid="023574f5"/>
    </style:style>
    <style:style style:name="T361" style:family="text">
      <style:text-properties officeooo:rsid="0235b482"/>
    </style:style>
    <style:style style:name="T362" style:family="text">
      <style:text-properties officeooo:rsid="02360fb9"/>
    </style:style>
    <style:style style:name="T363" style:family="text">
      <style:text-properties officeooo:rsid="0236c1b4"/>
    </style:style>
    <style:style style:name="T364" style:family="text">
      <style:text-properties officeooo:rsid="023874fa"/>
    </style:style>
    <style:style style:name="T365" style:family="text">
      <style:text-properties officeooo:rsid="0238be90"/>
    </style:style>
    <style:style style:name="T366" style:family="text">
      <style:text-properties officeooo:rsid="0238e364"/>
    </style:style>
    <style:style style:name="T367" style:family="text">
      <style:text-properties officeooo:rsid="023b81bb"/>
    </style:style>
    <style:style style:name="T368" style:family="text">
      <style:text-properties officeooo:rsid="023c60c2"/>
    </style:style>
    <style:style style:name="T369" style:family="text">
      <style:text-properties officeooo:rsid="023cce76"/>
    </style:style>
    <style:style style:name="T370" style:family="text">
      <style:text-properties officeooo:rsid="023db091"/>
    </style:style>
    <style:style style:name="T371" style:family="text">
      <style:text-properties officeooo:rsid="023e8f3b"/>
    </style:style>
    <style:style style:name="T372" style:family="text">
      <style:text-properties officeooo:rsid="023ff0ff"/>
    </style:style>
    <style:style style:name="T373" style:family="text">
      <style:text-properties officeooo:rsid="02418c4e"/>
    </style:style>
    <style:style style:name="T374" style:family="text">
      <style:text-properties officeooo:rsid="02469f7a"/>
    </style:style>
    <style:style style:name="T375" style:family="text">
      <style:text-properties officeooo:rsid="0246c564"/>
    </style:style>
    <style:style style:name="T376" style:family="text">
      <style:text-properties officeooo:rsid="0249f31e"/>
    </style:style>
    <style:style style:name="T377" style:family="text">
      <style:text-properties officeooo:rsid="024c4284"/>
    </style:style>
    <style:style style:name="T378" style:family="text">
      <style:text-properties officeooo:rsid="024e6559"/>
    </style:style>
    <style:style style:name="T379" style:family="text">
      <style:text-properties officeooo:rsid="02516b53"/>
    </style:style>
    <style:style style:name="T380" style:family="text">
      <style:text-properties officeooo:rsid="02534c96"/>
    </style:style>
    <style:style style:name="T381" style:family="text">
      <style:text-properties officeooo:rsid="02545948"/>
    </style:style>
    <style:style style:name="T382" style:family="text">
      <style:text-properties officeooo:rsid="02557cd3"/>
    </style:style>
    <style:style style:name="T383" style:family="text">
      <style:text-properties officeooo:rsid="0256ab44"/>
    </style:style>
    <style:style style:name="T384" style:family="text">
      <style:text-properties officeooo:rsid="02573a9e"/>
    </style:style>
    <style:style style:name="T385" style:family="text">
      <style:text-properties officeooo:rsid="0258026c"/>
    </style:style>
    <style:style style:name="T386" style:family="text">
      <style:text-properties officeooo:rsid="0258d62f"/>
    </style:style>
    <style:style style:name="T387" style:family="text">
      <style:text-properties officeooo:rsid="02590a15"/>
    </style:style>
    <style:style style:name="T388" style:family="text">
      <style:text-properties officeooo:rsid="025ab2d5"/>
    </style:style>
    <style:style style:name="T389" style:family="text">
      <style:text-properties officeooo:rsid="025c23e9"/>
    </style:style>
    <style:style style:name="T390" style:family="text">
      <style:text-properties officeooo:rsid="025dfe8f"/>
    </style:style>
    <style:style style:name="T391" style:family="text">
      <style:text-properties officeooo:rsid="025ef0a1"/>
    </style:style>
    <style:style style:name="T392" style:family="text">
      <style:text-properties officeooo:rsid="025ef43e"/>
    </style:style>
    <style:style style:name="T393" style:family="text">
      <style:text-properties officeooo:rsid="0260ad23"/>
    </style:style>
    <style:style style:name="T394" style:family="text">
      <style:text-properties officeooo:rsid="0262539f"/>
    </style:style>
    <style:style style:name="T395" style:family="text">
      <style:text-properties officeooo:rsid="02636d24"/>
    </style:style>
    <style:style style:name="T396" style:family="text">
      <style:text-properties officeooo:rsid="02645ad4"/>
    </style:style>
    <style:style style:name="T397" style:family="text">
      <style:text-properties officeooo:rsid="0265b9c5"/>
    </style:style>
    <style:style style:name="T398" style:family="text">
      <style:text-properties officeooo:rsid="0267b2f0"/>
    </style:style>
    <style:style style:name="T399" style:family="text">
      <style:text-properties officeooo:rsid="0269750f"/>
    </style:style>
    <style:style style:name="T400" style:family="text">
      <style:text-properties officeooo:rsid="026c7797"/>
    </style:style>
    <style:style style:name="T401" style:family="text">
      <style:text-properties officeooo:rsid="026d0c2e"/>
    </style:style>
    <style:style style:name="T402" style:family="text">
      <style:text-properties officeooo:rsid="026d85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82">Bagian 1: </text:span>Introduction</text:p>
      <text:p text:style-name="P63"/>
      <text:p text:style-name="P1">Halo semuanya, <text:s/>selamat datang di kursus ini tentang <text:span text:style-name="T30">berpikir</text:span> kritis dan <text:span text:style-name="T51">memahami</text:span> argumen.</text:p>
      <text:p text:style-name="P1"/>
      <text:p text:style-name="P1"><text:span text:style-name="T31">Kita akan membahas poin-poin menarik tentang apa yang membuat seseorang mejadi pemikir kritis dan bagaimana Anda menjadi salah satunya</text:span>.</text:p>
      <text:p text:style-name="P1"/>
      <text:p text:style-name="P8">Berpikir kritis adalah salah satu dari lima keterampilan paling dicari di tahun 2020 <text:span text:style-name="T52">dan tahun yang akan datang, </text:span>yang akan dicari oleh pemberi kerja saat mencari kandidat.</text:p>
      <text:p text:style-name="P8"/>
      <text:p text:style-name="P51"><text:span text:style-name="T2">Kami telah mempersiapkan </text:span><text:span text:style-name="T5">semuanya</text:span><text:span text:style-name="T3"> </text:span><text:span text:style-name="T2">dengan matang. </text:span></text:p>
      <text:p text:style-name="P1"/>
      <text:p text:style-name="P7"><text:span text:style-name="T1">Jadi </text:span><text:span text:style-name="T312">kami</text:span><text:span text:style-name="T1"> harap Anda</text:span><text:span text:style-name="T6"> </text:span><text:span text:style-name="T1">menikmati pelajaran ini dan </text:span><text:span text:style-name="T6">mendapatkan banyak hal baru yang dapat anda terapkan dalam kehidupan nyata</text:span><text:span text:style-name="T1">.</text:span></text:p>
      <text:p text:style-name="P1"/>
      <text:p text:style-name="P1">Jadi, inilah <text:span text:style-name="T32">secara </text:span>umum <text:span text:style-name="T32">gambaran </text:span>tentang apa yang akan kita diskusikan.</text:p>
      <text:p text:style-name="P1"/>
      <text:p text:style-name="P7"><text:span text:style-name="T1">Pertama, </text:span><text:span text:style-name="T6">kita</text:span><text:span text:style-name="T1"> akan mendefinisikan pemikiran kritis.</text:span></text:p>
      <text:p text:style-name="P1"/>
      <text:p text:style-name="P7"><text:span text:style-name="T1">Kemudian kita akan membahas mengapa</text:span><text:span text:style-name="T8"> pentingnya</text:span><text:span text:style-name="T1"> untuk memiliki keterampilan </text:span><text:span text:style-name="T9">berpikir kritis</text:span><text:span text:style-name="T1">.</text:span></text:p>
      <text:p text:style-name="P1"/>
      <text:p text:style-name="P7"><text:span text:style-name="T33">Kita</text:span><text:span text:style-name="T1"> </text:span><text:span text:style-name="T6">selanjutnya</text:span><text:span text:style-name="T1"> akan membahas pola pikir </text:span><text:span text:style-name="T6">para</text:span><text:span text:style-name="T1"> pemikir kritis, </text:span><text:span text:style-name="T6">dan</text:span><text:span text:style-name="T1"> beralih ke </text:span><text:span text:style-name="T6">pembahasan mengenai</text:span><text:span text:style-name="T1"> bias.</text:span></text:p>
      <text:p text:style-name="P1"/>
      <text:p text:style-name="P7"><text:span text:style-name="T7">Bias </text:span><text:span text:style-name="T1"><text:s/></text:span><text:span text:style-name="T313">merupakan</text:span><text:span text:style-name="T1"> komponen yang sangat penting dalam berpikir kritis.</text:span></text:p>
      <text:p text:style-name="P7"/>
      <text:p text:style-name="P1"/>
      <text:p text:style-name="P1">Terakhir, kita akan berbicara tentang argumen dan tujuannya.</text:p>
      <text:p text:style-name="P1"/>
      <text:p text:style-name="P56">Terimakasih <text:span text:style-name="T96">telah</text:span> menonton dan sampai jumpa di video <text:span text:style-name="T313">selanjutny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pa pemikiran kritis?</text:p>
      <text:p text:style-name="P1"/>
      <text:p text:style-name="P4">Halo dan selamat datang di video ini.</text:p>
      <text:p text:style-name="P1"/>
      <text:p text:style-name="P1">Jadi, apakah <text:span text:style-name="T315">berpikir</text:span> kritis itu?</text:p>
      <text:p text:style-name="P1"/>
      <text:p text:style-name="P1">Menurut definisi, berpikir kritis adalah analisis fakta untuk membentuk suatu penilaian yang dilakukan dengan mengikuti proses tertentu.</text:p>
      <text:p text:style-name="P1"/>
      <text:p text:style-name="P7"><text:span text:style-name="T34">Seperti apa proses-</text:span><text:span text:style-name="T37">proses</text:span><text:span text:style-name="T34">nya? <text:s/></text:span><text:span text:style-name="T10">Kita</text:span><text:span text:style-name="T1"> akan membahas </text:span><text:span text:style-name="T37">mengenai proses dipertemuan lainnya.</text:span></text:p>
      <text:p text:style-name="P1"/>
      <text:p text:style-name="P8"><text:span text:style-name="T38">S</text:span>atu hal yang perlu diwaspadai oleh <text:span text:style-name="T35">seorang </text:span>pemikir kritis, yaitu bias. <text:span text:style-name="T38">Saat proses penalaran </text:span><text:span text:style-name="T55">berlangsung</text:span>, Anda harus <text:span text:style-name="T11">tetap </text:span>menjaga bias <text:span text:style-name="T11">nya</text:span> serendah mungkin.</text:p>
      <text:p text:style-name="P8"/>
      <text:p text:style-name="P1">Tetapi masalahnya, secara filosofis, <text:span text:style-name="T13">berpikir kritis tidak mungkin dilakukan </text:span><text:span text:style-name="T55">secara </text:span><text:span text:style-name="T41">maksimal</text:span> karena <text:span text:style-name="T13">masalah </text:span>bias <text:span text:style-name="T13">tadi</text:span>. //<text:span text:style-name="T40">A</text:span><text:span text:style-name="T36">pa </text:span><text:span text:style-name="T39">itu bias</text:span><text:span text:style-name="T36">? Kita akan membahas mengenai bias lebih dalam di pertemuan yang lain.//</text:span></text:p>
      <text:p text:style-name="P1"/>
      <text:p text:style-name="P8"><text:span text:style-name="T56">//Nah k</text:span><text:span text:style-name="T36">arena masalah bias tadi,// </text:span><text:span text:style-name="T41">lalu apa yang dapat</text:span> dilakukan <text:span text:style-name="T57">oleh seorang pemikir kritis</text:span>? <text:span text:style-name="T42">Yang dapat dilakukan</text:span> <text:span text:style-name="T42">oleh orang yang memiliki </text:span><text:span text:style-name="T58">keterampilan berpikir</text:span><text:span text:style-name="T42"> kritis </text:span>adalah <text:span text:style-name="T59">salah satunya </text:span><text:span text:style-name="T42">dengan cara</text:span> menarik dirinya keluar //dari kotak <text:span text:style-name="T43">atau out of the box// </text:span>dan melihat gamba<text:span text:style-name="T43">r</text:span> besar <text:span text:style-name="T12">nya </text:span><text:span text:style-name="T43">dari jauh.</text:span></text:p>
      <text:p text:style-name="P1"/>
      <text:p text:style-name="P7"><text:span text:style-name="T1">Trik ini sebenarnya </text:span><text:span text:style-name="T14">bisa</text:span><text:span text:style-name="T1"> </text:span><text:span text:style-name="T14">di</text:span><text:span text:style-name="T1">lakukan ketika dalam </text:span><text:span text:style-name="T14">s</text:span><text:span text:style-name="T44">ituasi s</text:span><text:span text:style-name="T14">ebuah</text:span><text:span text:style-name="T1"> rapat, </text:span><text:span text:style-name="T62">kita </text:span><text:span text:style-name="T63">ibaratkan</text:span><text:span text:style-name="T1"> ruang</text:span><text:span text:style-name="T45">an</text:span><text:span text:style-name="T1"> meeting </text:span><text:span text:style-name="T64">atau rapat</text:span><text:span text:style-name="T1"> sebagai </text:span><text:span text:style-name="T60">sebuah </text:span><text:span text:style-name="T14">kotak</text:span><text:span text:style-name="T1"> tisu.</text:span></text:p>
      <text:p text:style-name="P1"/>
      <text:p text:style-name="P7"><text:span text:style-name="T1">Dan </text:span><text:span text:style-name="T14">kita</text:span><text:span text:style-name="T1"> semua //</text:span><text:span text:style-name="T61">yang rapat// </text:span><text:span text:style-name="T1">duduk di dalamnya, </text:span><text:span text:style-name="T14">kemudian</text:span><text:span text:style-name="T1"> saya bayangkan, saya keluar dari </text:span><text:span text:style-name="T46">kotak tadi </text:span><text:span text:style-name="T1">dan melihat semua orang dari luar.</text:span></text:p>
      <text:p text:style-name="P1"/>
      <text:p text:style-name="P7"><text:span text:style-name="T65">Hal i</text:span><text:span text:style-name="T1">tu </text:span><text:span text:style-name="T314">dapat </text:span><text:span text:style-name="T1">sangat</text:span><text:span text:style-name="T14"> </text:span><text:span text:style-name="T1">membantu saya </text:span><text:span text:style-name="T16">dalam </text:span><text:span text:style-name="T15">merumuskan</text:span><text:span text:style-name="T1"> pendekatan yang lebih rasional terhadap situasi tersebut.</text:span></text:p>
      <text:p text:style-name="P1"/>
      <text:p text:style-name="P1">Anda <text:span text:style-name="T66">juga </text:span>dapat mencobanya di lain waktu saat rapat, mendiskusikan topik tertentu dengan banyak <text:span text:style-name="T67">pilihan </text:span>pendapat <text:span text:style-name="T18">yang </text:span><text:span text:style-name="T17">disajikan </text:span>di atas meja.</text:p>
      <text:p text:style-name="P1"/>
      <text:p text:style-name="P1"><text:span text:style-name="T68">Selanjutnya </text:span><text:span text:style-name="T69">k</text:span>ita akan membahas <text:span text:style-name="T19">topik tentang </text:span>bias selama kursus ini dan bagaimana kita dapat meminimalkan efeknya.</text:p>
      <text:p text:style-name="P1"/>
      <text:p text:style-name="P1">Terima kasih telah menonton dan sampai jumpa <text:span text:style-name="T95">di video selanjutnya</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4">Halo dan selamat datang di video ini.</text:p>
      <text:p text:style-name="P1"/>
      <text:p text:style-name="P1">Jadi mengapa <text:span text:style-name="T47">kemampuan </text:span>berpikir kritis begitu penting?</text:p>
      <text:p text:style-name="P1"/>
      <text:p text:style-name="P1">Menurut banyak penelitian, 10 keterampilan <text:span text:style-name="T316">teratas </text:span>paling dicari untuk tahun 2020 <text:span text:style-name="T53">dan tahun yang </text:span><text:span text:style-name="T54">akan datang</text:span>.</text:p>
      <text:p text:style-name="P1"/>
      <text:p text:style-name="P1"><text:span text:style-name="T316">Berpikir</text:span> kritis berada di urutan kedua.</text:p>
      <text:p text:style-name="P1"/>
      <text:p text:style-name="P1">Setelah pemecahan masalah yang kompleks <text:span text:style-name="T70">atau complex problem solving.</text:span></text:p>
      <text:p text:style-name="P1"/>
      <text:p text:style-name="P1"><text:span text:style-name="T70">Nah, complex problem solving atau pemecahan masalah yang kompleks</text:span> juga membutuhkan <text:span text:style-name="T70">critical thinking atau berpikir kritis</text:span>, Anda tidak dapat menyelesaikan masalah tanpa berpikir kritis, bukan?</text:p>
      <text:p text:style-name="P1"/>
      <text:p text:style-name="P2">Dengan menjadi pemikir kritis, Anda akan mampu,: </text:p>
      <text:p text:style-name="P2"/>
      <text:p text:style-name="P3"><text:span text:style-name="T71">pertama</text:span><text:span text:style-name="T48">. </text:span>memahami hubungan logis antar ide.</text:p>
      <text:p text:style-name="P1"/>
      <text:p text:style-name="P1"><text:span text:style-name="T71">kedua</text:span><text:span text:style-name="T48">. meng</text:span>identifikasi dan <text:span text:style-name="T48">membangun</text:span> argumen.</text:p>
      <text:p text:style-name="P1"/>
      <text:p text:style-name="P1">Argumen mana yang benar-benar masuk akal dan mana yang tidak?</text:p>
      <text:p text:style-name="P1"/>
      <text:p text:style-name="P1"><text:span text:style-name="T71">ketiga</text:span><text:span text:style-name="T48">. mend</text:span>eteksi ketidakkonsistenan dalam penalaran.</text:p>
      <text:p text:style-name="P1"/>
      <text:p text:style-name="P1">Ini <text:span text:style-name="T72">merupakan bagian favorit saya.</text:span></text:p>
      <text:p text:style-name="P1"/>
      <text:p text:style-name="P1">Saya suka mendeteksi inkonsistensi dalam penalaran ketika mendengarkan seseorang dan kemudian memutuskan apakah itu masuk akal atau tidak.</text:p>
      <text:p text:style-name="P1"/>
      <text:p text:style-name="P6"><text:span text:style-name="T73">keempat</text:span><text:span text:style-name="T49">.</text:span> berpikir kritis akan membantu Anda memecahkan masalah secara sistematis dan </text:p>
      <text:p text:style-name="P6"/>
      <text:p text:style-name="P6"><text:span text:style-name="T74">(</text:span><text:span text:style-name="T317">kelima</text:span><text:span text:style-name="T74">)</text:span>mengidentifikasi<text:span text:style-name="T50"> </text:span>pentingnya ide-<text:span text:style-name="T50">ide</text:span>.</text:p>
      <text:p text:style-name="P1"/>
      <text:p text:style-name="P1">Jadi seperti yang dapat Anda <text:span text:style-name="T75">lihat</text:span>, memiliki kemampuan untuk berpikir kritis memberi kita keuntungan besar untuk melihat sesuatu secara berbeda.</text:p>
      <text:p text:style-name="P1"/>
      <text:p text:style-name="P1">Terima kasih sudah menonton dan sampai jumpa di video selanjutnya.</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Halo dan selamat datang di video ini.</text:p>
      <text:p text:style-name="P1"/>
      <text:p text:style-name="P7"><text:span text:style-name="T1">Banyak orang </text:span><text:span text:style-name="T76">meng salah artikan</text:span><text:span text:style-name="T1"> </text:span><text:span text:style-name="T20">berpikir</text:span><text:span text:style-name="T1"> kritis dengan negativitas/</text:span><text:span text:style-name="T20">pemikiran negatif</text:span><text:span text:style-name="T1">, dan itu </text:span><text:span text:style-name="T318">merupakan</text:span><text:span text:style-name="T1"> </text:span><text:span text:style-name="T77">sebuah </text:span><text:span text:style-name="T1">kesalahan besar.</text:span></text:p>
      <text:p text:style-name="P1"/>
      <text:p text:style-name="P7"><text:span text:style-name="T78">Bahkan ada juga yang salah mengartikan</text:span><text:span text:style-name="T20"> berpikir kritis </text:span><text:span text:style-name="T1">dengan sikap menghakimi, </text:span><text:span text:style-name="T79">mungkin </text:span><text:span text:style-name="T1">karena, </text:span><text:span text:style-name="T79">banyaknya </text:span><text:span text:style-name="T20">pertanyaan yang</text:span><text:span text:style-name="T21"> </text:span><text:span text:style-name="T319">sering </text:span><text:span text:style-name="T22">diajukan</text:span><text:span text:style-name="T20"> oleh seorang pemikir kritis</text:span><text:span text:style-name="T1">.</text:span></text:p>
      <text:p text:style-name="P7"/>
      <text:p text:style-name="P53">Dan karena banyaknya pertanyaan <text:span text:style-name="T321">tadi</text:span>, seringkali<text:span text:style-name="T321"> berpikir kritis dicap </text:span><text:span text:style-name="T320"><text:s/>sebagai </text:span>orang yang negatif.</text:p>
      <text:p text:style-name="P1"/>
      <text:p text:style-name="P1"><text:span text:style-name="T80">C</text:span><text:span text:style-name="T22">oba kita </text:span><text:span text:style-name="T322">renungkan</text:span> sejenak.</text:p>
      <text:p text:style-name="P1"/>
      <text:p text:style-name="P1">Bukankah kita selalu perlu membuat penilaian?</text:p>
      <text:p text:style-name="P1"/>
      <text:p text:style-name="P7"><text:span text:style-name="T322">P</text:span><text:span text:style-name="T1">enilaian di sini </text:span><text:span text:style-name="T23">maksudnya bukan</text:span><text:span text:style-name="T1"> seperti menilai </text:span><text:span text:style-name="T358">baik buruk nya seseorang.</text:span></text:p>
      <text:p text:style-name="P1"/>
      <text:p text:style-name="P7"><text:span text:style-name="T323">Tapi </text:span><text:span text:style-name="T1">Arti </text:span><text:span text:style-name="T24">penilaian </text:span><text:span text:style-name="T1">sebenarnya adalah </text:span><text:span text:style-name="T25">tepat informasi</text:span><text:span text:style-name="T1">, </text:span><text:span text:style-name="T25">dan </text:span><text:span text:style-name="T24">kesimpulan </text:span><text:span text:style-name="T1">analisis </text:span><text:span text:style-name="T25">yang baik </text:span><text:span text:style-name="T1">untuk suatu situasi.</text:span></text:p>
      <text:p text:style-name="P1"/>
      <text:p text:style-name="P5">Misalnya, <text:span text:style-name="T81">s</text:span>eringkali ketika <text:span text:style-name="T82">muncul</text:span> sebuah ide, kita <text:span text:style-name="T323">selalu </text:span>diharapkan untuk mengatakan, ya, <text:span text:style-name="T323">sepakat, atau setuju, </text:span>itu ide yang bagus dan <text:span text:style-name="T83">menerima</text:span> ide tersebut tanpa <text:span text:style-name="T323">mengkritisi dengan</text:span> bertanya-tanya.</text:p>
      <text:p text:style-name="P1"/>
      <text:p text:style-name="P1">K<text:span text:style-name="T84">emudian k</text:span>etika kita mulai mempertanyakan <text:span text:style-name="T324">ide tadi</text:span>, <text:span text:style-name="T25">maka b</text:span>anyak <text:span text:style-name="T85">orang </text:span><text:span text:style-name="T324">yang</text:span> akan menafsirkan pertanyaan-<text:span text:style-name="T86">pertanyaan</text:span> <text:span text:style-name="T359">itu</text:span><text:span text:style-name="T26"> </text:span>sebagai pertanyaan <text:span text:style-name="T26">yang </text:span><text:span text:style-name="T324">sifatnya</text:span><text:span text:style-name="T26"> </text:span>negatif. <text:span text:style-name="T325">Padahal kita hanya ingin </text:span><text:span text:style-name="T326">memvalidasi</text:span><text:span text:style-name="T325"> ide tadi.</text:span></text:p>
      <text:p text:style-name="P1"/>
      <text:p text:style-name="P54"><text:span text:style-name="T326">Lalu </text:span>Bagaimana sikap kita? <text:span text:style-name="T1">Jangan takut, </text:span><text:span text:style-name="T360">akan te</text:span>tapi<text:span text:style-name="T1"> jelaskan </text:span><text:span text:style-name="T327">maksud dari </text:span><text:span text:style-name="T1">mengapa Anda mengajukan begitu banyak pertanyaan.</text:span></text:p>
      <text:p text:style-name="P1"/>
      <text:p text:style-name="P1"><text:span text:style-name="T26">Seorang p</text:span>emikir kritis juga <text:span text:style-name="T27">dapat </text:span><text:span text:style-name="T87">menjadi pemicu</text:span> proses berpikir orang lain. <text:span text:style-name="T89">Dengan cara menanyakan pertanyaan yang tepat, </text:span><text:span text:style-name="T361">dan </text:span><text:span text:style-name="T328">ingat sekali lagi dalam rangka untuk membantu memvalidasi ide. </text:span></text:p>
      <text:p text:style-name="P1"/>
      <text:p text:style-name="P1"><text:span text:style-name="T28">//Contoh nya, </text:span>Saya biasanya memulai proses pertanyaan dengan mengatakan.</text:p>
      <text:p text:style-name="P1"/>
      <text:p text:style-name="P7"><text:span text:style-name="T90">Bolehkah</text:span><text:span text:style-name="T1"> saya berperan sebagai </text:span><text:span text:style-name="T88">orang</text:span><text:span text:style-name="T1"> </text:span><text:span text:style-name="T28">jahat</text:span><text:span text:style-name="T1"> untuk sementara.</text:span></text:p>
      <text:p text:style-name="P1"/>
      <text:p text:style-name="P1">Saya ingin mengajukan beberapa pertanyaan untuk memvalidasi ide Anda. //</text:p>
      <text:p text:style-name="P1"/>
      <text:p text:style-name="P1"/>
      <text:p text:style-name="P1"/>
      <text:p text:style-name="P1"/>
      <text:p text:style-name="P1"/>
      <text:p text:style-name="P1"><text:soft-page-break/><text:span text:style-name="T91">Dengan melakukan</text:span><text:span text:style-name="T29"> pertanyaan tadi,</text:span> <text:s/>Anda <text:span text:style-name="T92">dapat</text:span> mencapai tiga hal.</text:p>
      <text:p text:style-name="P1"/>
      <text:p text:style-name="P1"><text:span text:style-name="T29">Pertama, </text:span>mencari <text:span text:style-name="T329">tahu </text:span>semua sisi argumen.</text:p>
      <text:p text:style-name="P1"/>
      <text:p text:style-name="P7"><text:span text:style-name="T29">Kedua, menguji</text:span><text:span text:style-name="T1"> kebenaran klaim </text:span><text:span text:style-name="T330">atau pengakuan </text:span><text:span text:style-name="T1">yang dibuat.</text:span></text:p>
      <text:p text:style-name="P1"/>
      <text:p text:style-name="P7"><text:span text:style-name="T1">Dan </text:span><text:span text:style-name="T29">ketiga, untuk menguji</text:span><text:span text:style-name="T1"> bukti yang digunakan </text:span><text:span text:style-name="T93">dalam</text:span><text:span text:style-name="T1"> mendukung klaim </text:span><text:span text:style-name="T331">atau</text:span><text:span text:style-name="T1"> tersebut.</text:span></text:p>
      <text:p text:style-name="P1"/>
      <text:p text:style-name="P55">Selamat mencoba!</text:p>
      <text:p text:style-name="P1"/>
      <text:p text:style-name="P1">Terima kasih telah menonton dan sampai jumpa <text:span text:style-name="T94">di video selanjutnya.</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2"/>
      <text:p text:style-name="P61"><text:soft-page-break/>Bagian 2 kursus : The mindset and Bias</text:p>
      <text:p text:style-name="P62"/>
      <text:p text:style-name="P52">Halo <text:span text:style-name="T97">dan selamat datang di video ini</text:span>.</text:p>
      <text:p text:style-name="P52"/>
      <text:p text:style-name="P52">Jadi apa yang membuat <text:span text:style-name="T98">kita </text:span>menjadi <text:span text:style-name="T98">seorang </text:span>pemikir kritis yang hebat?</text:p>
      <text:p text:style-name="P52"/>
      <text:p text:style-name="P52"><text:span text:style-name="T108">Tahukah Anda? Seorang p</text:span>emikir kritis memiliki pola pikir yang sangat unik.</text:p>
      <text:p text:style-name="P52"/>
      <text:p text:style-name="P58">Nah di video ini kita akan membahas pola pikir pemikir kritis.</text:p>
      <text:p text:style-name="P52"/>
      <text:p text:style-name="P52"><text:span text:style-name="T109">Ada</text:span> lima keterampilan berpikir <text:span text:style-name="T122">penting</text:span> <text:span text:style-name="T123">atau 5 keterampilan berpikir esensial </text:span>yang <text:span text:style-name="T123">dimiliki seorang pemikir kritis, yang </text:span><text:span text:style-name="T333">dapat </text:span>memberi mereka kemampuan untuk mencapai <text:span text:style-name="T124">sebuah </text:span>kesimpulan yang <text:span text:style-name="T332">kuat</text:span>.</text:p>
      <text:p text:style-name="P52"/>
      <text:p text:style-name="P52">Pertama, mereka <text:span text:style-name="T125">selalu </text:span>penasaran dan selalu mencari kebenaran.</text:p>
      <text:p text:style-name="P52"/>
      <text:p text:style-name="P52">Anda tahu Albert Einstein <text:span text:style-name="T334">bukan? </text:span><text:s/>salah satu pemikir terbesar yang pernah ada, <text:span text:style-name="T334">pernah </text:span>berkata tentang dirinya sendiri.</text:p>
      <text:p text:style-name="P52"/>
      <text:p text:style-name="P52">Saya <text:span text:style-name="T99">itu </text:span>tidak pintar atau <text:span text:style-name="T335">memiliki </text:span>bakat khusus. Saya hanya sangat, sangat ingin tahu.</text:p>
      <text:p text:style-name="P52"/>
      <text:p text:style-name="P52">masuk akal <text:span text:style-name="T100">bukan? </text:span></text:p>
      <text:p text:style-name="P52"/>
      <text:p text:style-name="P52">Karena <text:span text:style-name="T101">rasa </text:span>keingintahuan mengarah pada <text:span text:style-name="T336">sebuah </text:span>pertanyaan dan pertanyaan perlu <text:span text:style-name="T102">kajian/</text:span>penelitian dan <text:span text:style-name="T102">kajian/</text:span>penelitian mengarah <text:span text:style-name="T337">ke</text:span>pada jawaban.</text:p>
      <text:p text:style-name="P52"/>
      <text:p text:style-name="P52">Jadi semuanya dimulai dengan sebuah pertanyaan.</text:p>
      <text:p text:style-name="P52"/>
      <text:p text:style-name="P52">Kedua, ada <text:span text:style-name="T339">objektivitas</text:span> <text:span text:style-name="T338">ketika</text:span> <text:span text:style-name="T338">melakukan </text:span>evaluasi.</text:p>
      <text:p text:style-name="P52"/>
      <text:p text:style-name="P52"><text:span text:style-name="T340">Perlu diketahui bahwa, </text:span><text:span text:style-name="T103">O</text:span>bjektivitas <text:span text:style-name="T103">yang </text:span>absolut <text:span text:style-name="T103">atau abso</text:span><text:span text:style-name="T104">lut</text:span><text:span text:style-name="T103">e objectivity</text:span> <text:span text:style-name="T103">itu </text:span>tidak benar-benar ada, <text:span text:style-name="T340">artinya setiap orang pasti ada situasi yang dapat menganggu nya, tapi, sebagai </text:span>seorang <text:span text:style-name="T340">yang</text:span> kritis <text:span text:style-name="T341">kita </text:span><text:span text:style-name="T105">harus bisa menjaga </text:span><text:span text:style-name="T341">diri</text:span><text:span text:style-name="T105"> untuk tetap fokus dari apa saja yang </text:span><text:span text:style-name="T106">dapat</text:span><text:span text:style-name="T105"> </text:span><text:span text:style-name="T107">mengalihkan</text:span><text:span text:style-name="T105"> perhatiannya.</text:span></text:p>
      <text:p text:style-name="P52"/>
      <text:p text:style-name="P52">Ketiga, <text:span text:style-name="T110">seorang pemikir kritis</text:span> bisa menghubungkan <text:span text:style-name="T342">antar </text:span>ide.</text:p>
      <text:p text:style-name="P52"/>
      <text:p text:style-name="P52">Saya yakin <text:span text:style-name="T111">ketika kita sedang berdiskusi pasti kita pernah berpikir,</text:span></text:p>
      <text:p text:style-name="P52"/>
      <text:p text:style-name="P52">Apa sih yang <text:span text:style-name="T343">sedang </text:span>dibicarakan orang ini?</text:p>
      <text:p text:style-name="P52"/>
      <text:p text:style-name="P52">Anda merasa <text:span text:style-name="T112">terdiskoneksi atau ga nyambung</text:span><text:span text:style-name="T111"> dengan</text:span> ide-ide yang <text:span text:style-name="T111">tengah</text:span> didiskusikan.</text:p>
      <text:p text:style-name="P52"/>
      <text:p text:style-name="P52"><text:span text:style-name="T113">Sadarkah Anda bahwa ide-ide tadi</text:span> <text:span text:style-name="T344">itu </text:span>hanya tidak <text:span text:style-name="T113">saling </text:span>terhubung?</text:p>
      <text:p text:style-name="P52"/>
      <text:p text:style-name="P52">Nah, seorang pemikir kritis <text:span text:style-name="T345">harus</text:span> tahu bagaimana <text:span text:style-name="T114">cara </text:span>menghubungkan ide-ide <text:span text:style-name="T114">tadi</text:span> untuk merumuskan argumen yang kuat.</text:p>
      <text:p text:style-name="P52"/>
      <text:p text:style-name="P52">Keempat, pemikir kritis memiliki pikiran <text:span text:style-name="T115">yang</text:span> terbuka <text:span text:style-name="T115">atau sering </text:span><text:span text:style-name="T117">kita kenal dengan istilah</text:span><text:span text:style-name="T115"> open minded,</text:span> <text:span text:style-name="T117">mereka juga</text:span> <text:span text:style-name="T116">suka menantang </text:span><text:span text:style-name="T118">keyakinan akan</text:span><text:span text:style-name="T116"> ide-ide </text:span><text:span text:style-name="T117">mereka, </text:span>mempertahankan<text:span text:style-name="T118">nya dan </text:span>membuktikan bahwa <text:span text:style-name="T346">idenya</text:span> benar.</text:p>
      <text:p text:style-name="P52"><text:soft-page-break/></text:p>
      <text:p text:style-name="P52">Dan <text:span text:style-name="T119">terakhir</text:span>, seorang pemikir kritis mendasarkan keputusannya pada bukti.</text:p>
      <text:p text:style-name="P52"/>
      <text:p text:style-name="P52"><text:span text:style-name="T126">Seorang </text:span><text:span text:style-name="T127">yang berpikir kritis</text:span><text:span text:style-name="T126"> akan sangat</text:span> hati-hati menganalisis argumen <text:span text:style-name="T128">nya</text:span> untuk membuat kesimpulan yang ob<text:span text:style-name="T120">j</text:span>ektif.</text:p>
      <text:p text:style-name="P52"/>
      <text:p text:style-name="P52">Nah itulah lima keterampilan berpikir <text:span text:style-name="T121">penting</text:span> pola pikir pemikir kritis.</text:p>
      <text:p text:style-name="P52"/>
      <text:p text:style-name="P52">Terima kasih telah menonton dan sampai jumpa.</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9">Halo <text:span text:style-name="T129">dan selamat datang di video ini.</text:span></text:p>
      <text:p text:style-name="P9"/>
      <text:p text:style-name="P9">Dalam <text:span text:style-name="T130">video</text:span> ini, kita akan membahas tentang bias kognitif.</text:p>
      <text:p text:style-name="P9"/>
      <text:p text:style-name="P28">Jika kita ingin menjadi pemikir kritis yang hebat, memahami dan mempelajari bias kognitif menjadi sebuah keharusan.</text:p>
      <text:p text:style-name="P9"/>
      <text:p text:style-name="P9"><text:span text:style-name="T135">Apakah Anda i</text:span>ngat video <text:span text:style-name="T132">pada bagian</text:span> <text:span text:style-name="T132">definisi apa itu</text:span> <text:span text:style-name="T131">pemik</text:span><text:span text:style-name="T133">i</text:span><text:span text:style-name="T131">r</text:span><text:span text:style-name="T133">a</text:span><text:span text:style-name="T131">n kritis </text:span><text:span text:style-name="T347">sebelumnya</text:span>?</text:p>
      <text:p text:style-name="P9"/>
      <text:p text:style-name="P9">Kami <text:span text:style-name="T132">memberikan 3 garis dibawah kata “bias”, </text:span><text:span text:style-name="T134">kenapa? </text:span>karena itu sangat penting.</text:p>
      <text:p text:style-name="P9"/>
      <text:p text:style-name="P9">Jadi apa<text:span text:style-name="T136">kah bias kognitif itu?</text:span></text:p>
      <text:p text:style-name="P9"/>
      <text:p text:style-name="P59"><text:span text:style-name="T4">Menurut wikipedia, </text:span>bias kognitif adalah kesalahan dalam berpikir, menilai, mengingat, atau proses kognitif. Yaitu, sebuah pola penyimpangan dari standar dalam pertimbangan, di mana inferensi bisa terjadi secara tidak wajar. Orang-orang membuat “<text:span text:style-name="T137">realitas sosial</text:span> subjektif" mereka berdasarkan persepsi mereka, pandangan dunia mereka bisa menentukan tingkah laku mereka. Karena itu, bias kognitif bisa menyebabkan penyimpangan persepsi, pertimbangan yang tidak tepat, penafsiran yang tidak logis, atau yang sering disebut <text:span text:style-name="T137">keirasionalan.</text:span></text:p>
      <text:p text:style-name="P59"/>
      <text:p text:style-name="P60">Jadi dengan kata lain, <text:span text:style-name="T348">bias adalah, </text:span>ketika seseorang menciptakan realitasnya sendiri dengan mengabaikan masukan yang objektif dan fakta-fakta yang kuat <text:span text:style-name="T349">yang ada.</text:span></text:p>
      <text:p text:style-name="P9"/>
      <text:p text:style-name="P9">Mari kita ambil contoh.</text:p>
      <text:p text:style-name="P9"/>
      <text:p text:style-name="P9">Pernahkah Anda mendengar tentang <text:span text:style-name="T350">komunitas Bumi datar</text:span>?</text:p>
      <text:p text:style-name="P9"/>
      <text:p text:style-name="P9">Jika <text:span text:style-name="T138">belum pernah</text:span>, mereka adalah orang-orang yang masih percaya bahwa <text:span text:style-name="T351">bentuk </text:span>Bumi itu datar, dan pada dasarnya <text:span text:style-name="T139">mereka </text:span>menyangkal bahwa <text:span text:style-name="T145">belum</text:span> ada orang yang <text:span text:style-name="T140">pernah</text:span> berhasil <text:span text:style-name="T352">pergi</text:span> ke luar angkasa untuk membuktikan bahwa bumi <text:span text:style-name="T146">itu </text:span><text:span text:style-name="T140">bulat atau tidak datar.</text:span></text:p>
      <text:p text:style-name="P9"/>
      <text:p text:style-name="P9"><text:span text:style-name="T353">Perlu digaris</text:span> <text:span text:style-name="T353">bawahi, </text:span>bahwa <text:span text:style-name="T141">ini hanya </text:span><text:span text:style-name="T146">merupakan</text:span><text:span text:style-name="T141"> contoh dari apa yang </text:span><text:span text:style-name="T156">akan </text:span><text:span text:style-name="T141">kita bahas</text:span>, <text:span text:style-name="T141">bukan </text:span><text:span text:style-name="T142">untuk</text:span><text:span text:style-name="T141"> membuktikan bentuk bumi </text:span><text:span text:style-name="T353">itu</text:span><text:span text:style-name="T141"> </text:span><text:span text:style-name="T147">seperti apa.</text:span></text:p>
      <text:p text:style-name="P9"/>
      <text:p text:style-name="P9">Argumen <text:span text:style-name="T143">orang-</text:span>orang <text:span text:style-name="T143">yang </text:span>percaya <text:span text:style-name="T354">pada</text:span> bumi datar <text:span text:style-name="T158">sangat menyimpang dari apa</text:span> disebut <text:span text:style-name="T144">dengan </text:span>bias konfirmasi <text:span text:style-name="T144">atau confirmation bias.</text:span></text:p>
      <text:p text:style-name="P9"/>
      <text:p text:style-name="P11">Dan <text:span text:style-name="T148">hal itu terjadi</text:span> karena:</text:p>
      <text:p text:style-name="P11"/>
      <text:p text:style-name="P11"><text:span text:style-name="T159">pertama, </text:span>orang tersebut tidak mencari fakta <text:span text:style-name="T149">yang </text:span>objektif.</text:p>
      <text:p text:style-name="P9"/>
      <text:p text:style-name="P9"><text:span text:style-name="T159">Kedua,</text:span> menafsirkan informasi hanya untuk mendukung keyakinannya yang ada.</text:p>
      <text:p text:style-name="P9"/>
      <text:p text:style-name="P9"><text:span text:style-name="T160">Ketiga, </text:span>Dia <text:span text:style-name="T160">hanya</text:span> <text:span text:style-name="T150">meng</text:span>ingat detail yang men<text:span text:style-name="T151">dukung</text:span> keyakinannya dan mengabaikan fakta-<text:span text:style-name="T152">fakta</text:span> kuat yang menantang keyakinannya.</text:p>
      <text:p text:style-name="P9"/>
      <text:p text:style-name="P9"><text:span text:style-name="T161">Ketika bias ini terjadi, maka</text:span> <text:span text:style-name="T153">proses berpikir kritis </text:span><text:span text:style-name="T162">akan</text:span><text:span text:style-name="T154"> terganggu</text:span>.</text:p>
      <text:p text:style-name="P9"><text:soft-page-break/></text:p>
      <text:p text:style-name="P9">Dan itulah mengapa kita perlu <text:span text:style-name="T157">selalu waspada</text:span> dari bias <text:span text:style-name="T155">setiap</text:span> waktu.</text:p>
      <text:p text:style-name="P9"/>
      <text:p text:style-name="P9">Terima kasih telah menonton dan sampai jumpa.</text:p>
      <text:p text:style-name="P64">Halo <text:span text:style-name="T129">dan selamat datang di video ini.</text:span></text:p>
      <text:p text:style-name="P10"/>
      <text:p text:style-name="P10">Kita telah <text:span text:style-name="T164">membahas</text:span> di <text:span text:style-name="T163">video</text:span> sebelumnya tentang bias kognitif.</text:p>
      <text:p text:style-name="P10"/>
      <text:p text:style-name="P10">Dan <text:span text:style-name="T165">sekarang pembahasan mengenai</text:span> beberapa <text:span text:style-name="T171">macam</text:span> <text:span text:style-name="T165">dari bias kognitif</text:span>.</text:p>
      <text:p text:style-name="P10"/>
      <text:p text:style-name="P10">Ada beberapa jenis bias.</text:p>
      <text:p text:style-name="P10"/>
      <text:p text:style-name="P10"><text:span text:style-name="T166">Dapat kita </text:span>sederhana<text:span text:style-name="T166">kan menjadi lima:</text:span></text:p>
      <text:p text:style-name="P10"/>
      <text:p text:style-name="P10">Yang pertama adalah bias dasar <text:span text:style-name="T166">atau primiring bias</text:span>.</text:p>
      <text:p text:style-name="P10"/>
      <text:p text:style-name="P10"><text:span text:style-name="T364">Merupakan </text:span><text:span text:style-name="T355">keyakinan</text:span> <text:span text:style-name="T362">yang </text:span>didasarkan pada apa yang dikatakan orang lain.</text:p>
      <text:p text:style-name="P10"/>
      <text:p text:style-name="P10">Ingatlah bahwa sebagai <text:span text:style-name="T356">orang yang berpikir</text:span> kritis, Anda harus mempertanyakan dan menganalisis segala sesuatu, terlepas dari pernyataan siapa itu.</text:p>
      <text:p text:style-name="P10"/>
      <text:p text:style-name="P10">Bahkan jika orang tersebut adalah <text:span text:style-name="T167">seorang </text:span>ahli <text:span text:style-name="T167">di</text:span> dunia.</text:p>
      <text:p text:style-name="P10"/>
      <text:p text:style-name="P10">kedua adalah bias konfirmasi, <text:span text:style-name="T357">yang mana telah kita singgung sedikit pada pembahasan sebelumnya</text:span>.</text:p>
      <text:p text:style-name="P10"/>
      <text:p text:style-name="P10"><text:span text:style-name="T363">Merupakan keyakinan</text:span> mencari apa pun yang mendukung apa yang dia yakini benar atau salah.</text:p>
      <text:p text:style-name="P10"/>
      <text:p text:style-name="P10">Ketiga, bias afinitas.</text:p>
      <text:p text:style-name="P10"/>
      <text:p text:style-name="P10"><text:span text:style-name="T364">Merupakan </text:span>kecenderungan kita menyutujui orang yang memiliki kesamaan dengan kita, entah itu ideologi politik, hobi atau agama.</text:p>
      <text:p text:style-name="P10"/>
      <text:p text:style-name="P10">Keempat adalah bias melayani diri sendiri / <text:span text:style-name="T364">self-serfing bias</text:span>.</text:p>
      <text:p text:style-name="P10"/>
      <text:p text:style-name="P10"><text:span text:style-name="T365">Adalah</text:span> saat seseorang mengambil tanggung jawab untuk sukses saja, kegagalan bukanlah kesalahannya. <text:span text:style-name="T168">S</text:span>etiap evaluasi informasi harus bermanfaat baginya.</text:p>
      <text:p text:style-name="P10"/>
      <text:p text:style-name="P29"><text:span text:style-name="T169">Terkahir</text:span><text:span text:style-name="T170">, <text:s/></text:span>bias keyakinan / <text:span text:style-name="T366">belief bias</text:span> dan seperti namanya, saat itulah keyakinan seseorang mendikte, atas apa pun. </text:p>
      <text:p text:style-name="P10"/>
      <text:p text:style-name="P10">Terima kasih telah menonton dan sampai jump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5">Halo <text:span text:style-name="T129">dan selamat datang di video ini.</text:span></text:p>
      <text:p text:style-name="P12"/>
      <text:p text:style-name="P12">Dalam <text:span text:style-name="T172">video</text:span> ini, kita akan membahas tentang langkah-langkah yang dapat Anda lakukan untuk mengurangi <text:span text:style-name="T181">atau meng antisipasi </text:span>bias.</text:p>
      <text:p text:style-name="P12"/>
      <text:p text:style-name="P12">Hal pertama yang harus selalu dilakukan adalah <text:span text:style-name="T173">mengambil</text:span> jeda sejenak, dan <text:span text:style-name="T174">tanyakan pada diri Anda pertanyaan </text:span><text:span text:style-name="T175">seperti: </text:span></text:p>
      <text:p text:style-name="P12"/>
      <text:p text:style-name="P12">Apakah saya <text:span text:style-name="T176">sedang </text:span>terpengaruh<text:span text:style-name="T176">i</text:span> oleh sesuatu? <text:span text:style-name="T175">Atau</text:span> apakah alasan saya <text:span text:style-name="T176">sedang </text:span>menyimpang?</text:p>
      <text:p text:style-name="P12"/>
      <text:p text:style-name="P30">Cara tadi dapat mendeteksi apakah Anda sedang mengalami bias atau tidak.</text:p>
      <text:p text:style-name="P12"/>
      <text:p text:style-name="P31">Jika misalnya memang bias terjadi, Anda perlu memahami sifat bias tadi, dan membangkitkan kesadaran <text:span text:style-name="T177">tentang </text:span>apa yang menjadi penyebabnya.</text:p>
      <text:p text:style-name="P12"/>
      <text:p text:style-name="P12">Apakah karena keyakinan Anda atau jenis bias lainnya yang telah kita diskusikan sebelumnya?</text:p>
      <text:p text:style-name="P12"/>
      <text:p text:style-name="P12">Setelah selesai, Anda kemudian akan memutuskan untuk memperbaiki bias, diikuti dengan <text:span text:style-name="T197">m</text:span>enilai <text:span text:style-name="T198">arah dan besar bias nya seperti apa.</text:span></text:p>
      <text:p text:style-name="P12"/>
      <text:p text:style-name="P13">Sekarang saatnya menerapkan debiasing, <text:span text:style-name="T180">debiasing adalah teknik pengurangan bias, terutama yang berkaitan dengan penilaian dan pengambilan keputusan, </text:span><text:span text:style-name="T178">gunakan</text:span> teknik debiasing sebelum merumuskan <text:span text:style-name="T179">keputusan atau penilaian</text:span> akhir Anda.</text:p>
      <text:p text:style-name="P12"/>
      <text:p text:style-name="P12">Terima kasih telah menonton dan sampai jump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6">Bagian ke 3 : The Process</text:p>
      <text:p text:style-name="P14">Halo <text:span text:style-name="T129">dan selamat datang di video ini.</text:span></text:p>
      <text:p text:style-name="P32">Pada kesempatan ini kita akan membahas bagaimana proses berpikir kritis</text:p>
      <text:p text:style-name="P14"/>
      <text:p text:style-name="P14"><text:span text:style-name="T183">L</text:span>ima langkah <text:span text:style-name="T183">proses berpikir kritis</text:span> dimulai dengan <text:span text:style-name="T183">identifikasi</text:span>.</text:p>
      <text:p text:style-name="P14"/>
      <text:p text:style-name="P14">Langkah pertama <text:span text:style-name="T184">dalam</text:span> proses berpikir kritis adalah mengidentifikasi situasi atau masalah, serta faktor-faktor yang mungkin mempengaruhinya.</text:p>
      <text:p text:style-name="P14"/>
      <text:p text:style-name="P14">Setelah Anda <text:span text:style-name="T185">mengetahui</text:span> gambaran yang jelas tentang situasi, orang, kelompok, <text:span text:style-name="T187">maupun </text:span>faktor-faktor apa <text:span text:style-name="T186">saja </text:span>yang mungkin memengaruhi, Anda dapat <text:span text:style-name="T187">menggali</text:span> masalah tersebut lebih dalam, dan <text:span text:style-name="T189">apa saja yang</text:span><text:span text:style-name="T188"> </text:span>kemungkinan <text:span text:style-name="T190">menjadi </text:span>solusinya.</text:p>
      <text:p text:style-name="P14"/>
      <text:p text:style-name="P14">Kedua adalah analisis, <text:span text:style-name="T191">setelah Anda </text:span>mengidentifikasi faktor-faktor <text:span text:style-name="T191">tadi, sekarang saatnya untuk menganalisa situasi, seperti apa yang menjadi penyebab nya, bagaimana hasil dan akibatnya.</text:span></text:p>
      <text:p text:style-name="P14"/>
      <text:p text:style-name="P14">Ketiga, pemikiran reflektif.</text:p>
      <text:p text:style-name="P14"/>
      <text:p text:style-name="P14">John Dewey, seorang filsuf dan psikolog Amerika, menyarankan bahwa pemikiran reflektif adalah pertimbangan yang aktif, gigih, dan hati-hati dari suatu keyakinan atau bentuk pengetahuan yang seharusnya, atas dasar yang mendukung pengetahuan itu, dan kesimpulan lebih lanjut yang mengarah pada pengetahuan itu. Dengan kata lain, ini adalah langkah di mana kita mempertimbangkan keyakinan kita dan pengaruhnya terhadap kesimpulan kita. </text:p>
      <text:p text:style-name="P14"/>
      <text:p text:style-name="P14">Keempat adalah waktu untuk mengevaluasi.</text:p>
      <text:p text:style-name="P14"/>
      <text:p text:style-name="P14"><text:span text:style-name="T192">M</text:span>emeriksa <text:span text:style-name="T192">dan menimbang </text:span>argumen Anda dengan berdasarkan fakta <text:span text:style-name="T193">nyata</text:span>.</text:p>
      <text:p text:style-name="P14"/>
      <text:p text:style-name="P15">Dan terakhir, Anda sekarang dapat <text:span text:style-name="T194">memberikan </text:span>alasan untuk menyimpulkan keputusan atau penilaian akhir. </text:p>
      <text:p text:style-name="P15"/>
      <text:p text:style-name="P15">Ini<text:span text:style-name="T195">lah</text:span> proses berpikir kritis yang lengkap. Anda <text:span text:style-name="T196">dapat</text:span> menggunakannya untuk membuat argumen yang lebih baik.</text:p>
      <text:p text:style-name="P14"/>
      <text:p text:style-name="P14">Terima kasih telah menonton dan sampai jump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Halo <text:span text:style-name="T129">dan selamat datang di video ini.</text:span></text:p>
      <text:p text:style-name="P16"/>
      <text:p text:style-name="P33">Pada kesempatan ini kita akan membahas <text:span text:style-name="T199">tentang memahami ketidakaturan.</text:span></text:p>
      <text:p text:style-name="P33"/>
      <text:p text:style-name="P40">Seorang pemikir harus memiliki pemahaman mengenai ketidakaturan dalam proses berpikir.</text:p>
      <text:p text:style-name="P14"/>
      <text:p text:style-name="P14">Jadi, ada apa dengan k<text:span text:style-name="T200">etidakaturan </text:span><text:span text:style-name="T367">dalam berpikir</text:span>?</text:p>
      <text:p text:style-name="P14"/>
      <text:p text:style-name="P14">Dan <text:span text:style-name="T201">apa hubungan nya</text:span> dengan <text:span text:style-name="T201">berpikir</text:span> kritis?</text:p>
      <text:p text:style-name="P14"/>
      <text:p text:style-name="P14"><text:span text:style-name="T202">Suka atau tidak suka,</text:span> seorang pemikir kritis harus menyadari semua keadaan.</text:p>
      <text:p text:style-name="P14"/>
      <text:p text:style-name="P14">Apa yang <text:span text:style-name="T368">dapat </text:span>mempengaruhi apa dan <text:span text:style-name="T369">kemudian</text:span> bagaimana pengaruhnya <text:span text:style-name="T370">dapat </text:span>terjadi?</text:p>
      <text:p text:style-name="P14"/>
      <text:p text:style-name="P14">Jadi apa faktor utama <text:span text:style-name="T203">ketidakatura</text:span><text:span text:style-name="T371">n dalam berpikir</text:span><text:span text:style-name="T203"> </text:span>yang harus kita waspadai sebagai pemikir kritis?</text:p>
      <text:p text:style-name="P14"/>
      <text:p text:style-name="P41">Tindakan atau aksi kita terperngaruhi oleh sejumlah peristitwa random atau acak yang dapat juga mempengaruhi hasi<text:span text:style-name="T372">l</text:span> akhir, termasuk didalamnya bagaimana suasana hati dan pikirin kita di<text:span text:style-name="T373">dalam</text:span> kondisi apa pun.</text:p>
      <text:p text:style-name="P42"/>
      <text:p text:style-name="P43">Tetapi, walaupun kita mengalami perubahan-perubahan kondisi tadi, tidak berarti <text:span text:style-name="T374">akan </text:span>selalu menyebabkan perubahan pada hasil akhirnya.</text:p>
      <text:p text:style-name="P43"/>
      <text:p text:style-name="P14">Jadi ingat<text:span text:style-name="T375">lah</text:span> <text:span text:style-name="T204">hal </text:span>itu.</text:p>
      <text:p text:style-name="P14"/>
      <text:p text:style-name="P16">Terima kasih telah menonton dan sampai jump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Halo <text:span text:style-name="T129">dan selamat datang di video ini.</text:span></text:p>
      <text:p text:style-name="P17"/>
      <text:p text:style-name="P34">Pada kesempatan ini kita akan membahas <text:span text:style-name="T199">tentang </text:span><text:span text:style-name="T205">mempertanyakan segalanya.</text:span></text:p>
      <text:p text:style-name="P34"/>
      <text:p text:style-name="P34">Apakah Anda tipe orang yang <text:span text:style-name="T205">suka </text:span>mempertanyakan <text:span text:style-name="T376">segala </text:span>sesuatu atau Anda <text:span text:style-name="T206">tipe orang yang </text:span>cenderung menerima <text:span text:style-name="T376">segala </text:span>apa adanya?</text:p>
      <text:p text:style-name="P34"/>
      <text:p text:style-name="P34">Albert Einstein <text:span text:style-name="T206">pernah mengatakan bahwa:</text:span> yang <text:span text:style-name="T217">ter</text:span>penting <text:span text:style-name="T217">adalah, </text:span>jangan <text:span text:style-name="T220">pernah </text:span>berhenti mempertanyakan <text:span text:style-name="T218">sesuatu</text:span>, rasa <text:span text:style-name="T220">ke</text:span>ingin<text:span text:style-name="T220">tahuan </text:span><text:span text:style-name="T377">atau rasa penasara </text:span>punya alasan tersendiri untuk <text:span text:style-name="T219">tetap</text:span> <text:span text:style-name="T220">ada</text:span>.</text:p>
      <text:p text:style-name="P34"/>
      <text:p text:style-name="P34"><text:span text:style-name="T208">Bertanya</text:span> adalah inti dari pemikiran kritis yang <text:span text:style-name="T208">sedang </text:span><text:span text:style-name="T207">kita </text:span>bangun.</text:p>
      <text:p text:style-name="P34"/>
      <text:p text:style-name="P34">Saat Anda bertanya, Anda <text:span text:style-name="T221">ada dua hal penting yang terjadi; </text:span></text:p>
      <text:p text:style-name="P34"/>
      <text:p text:style-name="P34">Pertama, Anda memicu proses berpikir dan <text:span text:style-name="T209">bernalar</text:span> dalam diri Anda dan orang lain, ingatlah bahwa <text:span text:style-name="T210">dengan bertanya</text:span> banyak orang yang <text:span text:style-name="T210">menjadi terpicu</text:span> <text:span text:style-name="T210">untuk berpikir bahkan ikut bertanya juga, </text:span><text:span text:style-name="T211">sehingga </text:span>dapat membawa Anda ke tingkat percakapan yang <text:span text:style-name="T212">lebih </text:span>menarik.</text:p>
      <text:p text:style-name="P34"/>
      <text:p text:style-name="P34"><text:span text:style-name="T213">A</text:span>tau, <text:span text:style-name="T213">dengan bertanya tadi Anda dapat</text:span> menghemat waktu berharga yang bisa saja terbuang percuma, <text:span text:style-name="T213">karena percakapan yang tidak menarik.</text:span></text:p>
      <text:p text:style-name="P34"/>
      <text:p text:style-name="P34">Kedua, <text:span text:style-name="T214">bertanya</text:span> <text:span text:style-name="T378">dapat </text:span>membunuh asumsi, dan itulah <text:span text:style-name="T214">mengapa bertanya juga merupakan suatu keindahan</text:span>, karena ketika Anda bertanya, Anda harus mengharapkan jawaban dan jawaban menyelamatkan Anda dari membuat asumsi yang salah.</text:p>
      <text:p text:style-name="P34"/>
      <text:p text:style-name="P34">Jadi, jangan <text:span text:style-name="T215">membuat</text:span> penghalang yang bisa menghentikan Anda mencari jawaban.</text:p>
      <text:p text:style-name="P34"/>
      <text:p text:style-name="P34">Karena jika Anda melakukannya, Anda tidak lagi melakukan <text:span text:style-name="T216">proses berpikir</text:span> kritis.</text:p>
      <text:p text:style-name="P17"/>
      <text:p text:style-name="P17">Terima kasih telah menonton dan sampai jump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8">Halo <text:span text:style-name="T129">dan selamat datang di video ini.</text:span></text:p>
      <text:p text:style-name="P18"/>
      <text:p text:style-name="P35">Pada kesempatan ini kita akan membahas <text:span text:style-name="T199">tentang </text:span><text:span text:style-name="T222">ketika</text:span><text:span text:style-name="T248"> sesuatu </text:span><text:span text:style-name="T379">hal </text:span><text:span text:style-name="T380">terjadi</text:span><text:span text:style-name="T222"> di luar kendali Anda</text:span><text:span text:style-name="T205">.</text:span></text:p>
      <text:p text:style-name="P35"/>
      <text:p text:style-name="P17"><text:span text:style-name="T223">Seorang p</text:span>emikir kritis harus menyadari bahwa tidak semuanya bisa dikendalikan, dan itu dengan memahami efek <text:span text:style-name="T224">ketidakaturan atau keacakan</text:span> yang telah kita bahas sebelumnya.</text:p>
      <text:p text:style-name="P17"/>
      <text:p text:style-name="P19"><text:span text:style-name="T225">Terus memikirkan</text:span> situasi <text:span text:style-name="T227">atau </text:span><text:span text:style-name="T228">terus </text:span><text:span text:style-name="T227">berkutat pada situasi</text:span> yang tidak terkendali <text:span text:style-name="T226">merupakan</text:span> pembunuh <text:span text:style-name="T381">bagi</text:span> waktu, kesehatan, <text:span text:style-name="T229">dan </text:span>suasana hati yang <text:span text:style-name="T230">sangat </text:span><text:span text:style-name="T229">mematikan</text:span>.</text:p>
      <text:p text:style-name="P17"/>
      <text:p text:style-name="P17"><text:span text:style-name="T232">M</text:span>ari kita lihat tiga bidang <text:span text:style-name="T231">kendali</text:span> <text:span text:style-name="T231">berikut ini</text:span>.</text:p>
      <text:p text:style-name="P17"/>
      <text:p text:style-name="P17"><text:span text:style-name="T233">Yang</text:span> pertama adalah segala sesuatu yang bisa kita kendalikan.</text:p>
      <text:p text:style-name="P17"/>
      <text:p text:style-name="P17">Kedua adalah hal-hal yang dapat kita pengaruhi.</text:p>
      <text:p text:style-name="P17"/>
      <text:p text:style-name="P17"><text:span text:style-name="T235">T</text:span>idak sepenuhnya <text:span text:style-name="T234">dapat kita kendalikan</text:span>, tetapi kita <text:span text:style-name="T236">masih</text:span> dapat memiliki pengaruh <text:span text:style-name="T237">terhadap</text:span> <text:span text:style-name="T249">nya</text:span>.</text:p>
      <text:p text:style-name="P17"/>
      <text:p text:style-name="P17"><text:span text:style-name="T238">Terkahir</text:span>, segala sesuatu yang <text:span text:style-name="T239">berada </text:span>di luar kendali kita, <text:span text:style-name="T250">Tidak akan merubah apapun meskipun kita telah melakukan segala </text:span><text:span text:style-name="T251">upaya.</text:span></text:p>
      <text:p text:style-name="P17"/>
      <text:p text:style-name="P17"><text:span text:style-name="T252">Nah, </text:span>Tujuan <text:span text:style-name="T240">kita </text:span><text:span text:style-name="T252">sebenarnya</text:span> adalah untuk tetap fokus pada apa yang dapat <text:span text:style-name="T240">kita kendalikan</text:span> <text:span text:style-name="T240">yang</text:span> pada akhirnya <text:span text:style-name="T253">dapat</text:span> memberikan hasil yang memuaskan.</text:p>
      <text:p text:style-name="P17"/>
      <text:p text:style-name="P17"><text:span text:style-name="T241">K</text:span>ita <text:span text:style-name="T241">juga </text:span>harus memperhitungkan <text:s/><text:span text:style-name="T254">setiap </text:span>r<text:span text:style-name="T255">e</text:span>siko yang dapat terjadi dari peristiwa yang tidak <text:span text:style-name="T242">berada dalam kendali kita</text:span>.</text:p>
      <text:p text:style-name="P17"/>
      <text:p text:style-name="P17"><text:span text:style-name="T244">K</text:span>etika<text:span text:style-name="T244"> </text:span>dalam proses berpikir, kita harus memisahkan <text:span text:style-name="T243">apa </text:span><text:span text:style-name="T245">saja</text:span><text:span text:style-name="T243"> </text:span>yang dapat <text:span text:style-name="T256">kita </text:span>kendalikan <text:span text:style-name="T245">dari</text:span> yang tidak dapat <text:span text:style-name="T256">kita </text:span>kendalikan, sehingga upaya berpikir kita mengarah pada apa yang dapat kita <text:span text:style-name="T246">kontrol atau </text:span>kendalikan atau setidaknya <text:span text:style-name="T247">kita dapat ikut </text:span><text:span text:style-name="T246">mempengaruhi</text:span><text:span text:style-name="T247">nya</text:span><text:span text:style-name="T246">.</text:span></text:p>
      <text:p text:style-name="P17"/>
      <text:p text:style-name="P18">Terima kasih telah menonton dan sampai jump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20">Halo <text:span text:style-name="T129">dan selamat datang di video ini.</text:span></text:p>
      <text:p text:style-name="P20"/>
      <text:p text:style-name="P36">Pada kesempatan ini kita akan membahas <text:span text:style-name="T199">tentang </text:span>bagaimana mengevaluasi <text:span text:style-name="T257">sebuah</text:span> alternatif dan <text:span text:style-name="T382">harga dari sebuah </text:span>peluang dengan contoh <text:span text:style-name="T258">kasus</text:span><text:span text:style-name="T383">nya</text:span><text:span text:style-name="T258">.</text:span></text:p>
      <text:p text:style-name="P36"/>
      <text:p text:style-name="P36">Jadi mari kita mulai <text:span text:style-name="T259">terlebih dahulu </text:span>dengan evaluasi alternatif.</text:p>
      <text:p text:style-name="P36"/>
      <text:p text:style-name="P36">Kapanpun <text:span text:style-name="T278">ketika </text:span>kita ingin mengambil keputusan, kita selalu punya <text:span text:style-name="T384">pilihan </text:span>alternatif untuk diputuskan <text:span text:style-name="T260">bu</text:span>kan?</text:p>
      <text:p text:style-name="P36"/>
      <text:p text:style-name="P36">Jadi <text:span text:style-name="T261">langkah</text:span> mana yang harus kita ambil?</text:p>
      <text:p text:style-name="P36"/>
      <text:p text:style-name="P36">Dan keputusan <text:span text:style-name="T279">seperti</text:span> apa yang paling bermanfaat bagi kita?</text:p>
      <text:p text:style-name="P36"/>
      <text:p text:style-name="P36">Nah, hal pertama yang harus selalu dilakukan adalah membuat daftar semua opsi yang Anda miliki.</text:p>
      <text:p text:style-name="P44"/>
      <text:p text:style-name="P44">Karena tidak semua opsi memungkinkan. Maka buatlah daftar opsi yang paling realistis dari semua opsi yang ada.</text:p>
      <text:p text:style-name="P36"/>
      <text:p text:style-name="P36">Kemudian <text:span text:style-name="T262">bandingkan </text:span><text:span text:style-name="T280">opsi tadi, baik</text:span> <text:span text:style-name="T263">secara </text:span>kuantitatif atau kualitatif untuk mengidentifikasi <text:span text:style-name="T281">opsi mana yang</text:span> paling cocok.</text:p>
      <text:p text:style-name="P36"/>
      <text:p text:style-name="P36">Dengan mengeliminasi hal-hal yang dianggap tidak efisien.</text:p>
      <text:p text:style-name="P36"/>
      <text:p text:style-name="P36">Jadi sekarang kita memiliki lebih sedikit pilihan untuk membuat keputusan.</text:p>
      <text:p text:style-name="P36"/>
      <text:p text:style-name="P45">Setelah semua dilakukan, tibalah waktunya <text:span text:style-name="T385">untuk</text:span> meng-evaluasi ulang untuk memilih opsi terbaik dan memutuskan keputusan akhir Anda.</text:p>
      <text:p text:style-name="P36"/>
      <text:p text:style-name="P36">Jadi sekarang Anda telah <text:span text:style-name="T264">berhasil </text:span>membuat <text:span text:style-name="T264">sebuah </text:span>keputusan.</text:p>
      <text:p text:style-name="P36"/>
      <text:p text:style-name="P36"><text:span text:style-name="T264">Kemudian, m</text:span>ari kita bicara tentang <text:span text:style-name="T386">harga atau biaya dari</text:span> peluang <text:span text:style-name="T265">atau opportunity cost</text:span>.</text:p>
      <text:p text:style-name="P36"/>
      <text:p text:style-name="P46">Kita bisa misalkan disini, Anda telah membuat banyak daftar pilihan dimana ingin menghabiskan waktu luang Anda.</text:p>
      <text:p text:style-name="P46"/>
      <text:p text:style-name="P47">Tetapi dua pilihan teratas jatuh pada;</text:p>
      <text:p text:style-name="P47"/>
      <text:p text:style-name="P48">yang pertama belajar untuk mengasah skill atau kemampuan baru </text:p>
      <text:p text:style-name="P48"/>
      <text:p text:style-name="P48"><text:span text:style-name="T266">kedua,</text:span> <text:span text:style-name="T267">bersenang-se</text:span><text:span text:style-name="T276">na</text:span><text:span text:style-name="T267">n</text:span><text:span text:style-name="T276">g</text:span><text:span text:style-name="T267"> atau </text:span>bermain game online.</text:p>
      <text:p text:style-name="P36"/>
      <text:p text:style-name="P36">Berdasarkan <text:span text:style-name="T268">daftar</text:span> ini, kita dapat me<text:span text:style-name="T269">nggambarkan</text:span> grafik berikut dengan dua opsi teratas <text:span text:style-name="T270">tadi</text:span>.</text:p>
      <text:p text:style-name="P36"/>
      <text:p text:style-name="P36">Karena Anda telah memutuskan menghabiskan dua jam <text:span text:style-name="T275">dari</text:span> <text:span text:style-name="T271">waktu luang Anda untuk belajar,</text:span> biaya peluang <text:span text:style-name="T387">harga peluan </text:span>Anda adalah alternatif <text:span text:style-name="T271">lain</text:span> yang hilang, dalam hal ini, hilangnya dua jam waktu <text:span text:style-name="T272">untuk bermain game online</text:span>.</text:p>
      <text:p text:style-name="P36"/>
      <text:p text:style-name="P36"><text:soft-page-break/><text:span text:style-name="T273">Saya harap</text:span> contoh ini <text:span text:style-name="T274">dapat membantu</text:span> <text:span text:style-name="T277">Anda </text:span>untuk lebih memahami.</text:p>
      <text:p text:style-name="P36"/>
      <text:p text:style-name="P20">Terima kasih telah menonton dan sampai jump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1">Halo <text:span text:style-name="T129">dan selamat datang di video ini.</text:span></text:p>
      <text:p text:style-name="P21"/>
      <text:p text:style-name="P37">Pada kesempatan ini kita akan membahas <text:span text:style-name="T199">tentang </text:span><text:span text:style-name="T170">argumen dan bagaimana memahaminya. </text:span></text:p>
      <text:p text:style-name="P37"/>
      <text:p text:style-name="P37"><text:span text:style-name="T282">A</text:span><text:span text:style-name="T170">rgumen adalah kunci dalam berpikir kritis, karena banyak hal berkembang di sekitarnya.</text:span></text:p>
      <text:p text:style-name="P20"/>
      <text:p text:style-name="P20">Itu semua tergantung pada apakah argumen Anda kuat atau tidak.</text:p>
      <text:p text:style-name="P20"/>
      <text:p text:style-name="P20">Mari kita mulai dengan argumen yang bukan argumen. Kita sering menggunakan kata berdebat untuk menggambarkan situasi ketika suami dan istri bertengkar secara verbal.</text:p>
      <text:p text:style-name="P20"/>
      <text:p text:style-name="P20">Tak perlu <text:span text:style-name="T388">dijelaskan</text:span>, ini bukanlah argumen.</text:p>
      <text:p text:style-name="P20"/>
      <text:p text:style-name="P20">Selain itu, <text:span text:style-name="T387">p</text:span>elecehan verbal <text:span text:style-name="T387">bukanlah bentuk dari sebuah argumen</text:span>.</text:p>
      <text:p text:style-name="P20"/>
      <text:p text:style-name="P20">Jadi apa argumennya?</text:p>
      <text:p text:style-name="P20"/>
      <text:p text:style-name="P20">Baiklah, mari kita <text:span text:style-name="T389">lihat</text:span> contoh<text:span text:style-name="T389"> berikut ini</text:span>.</text:p>
      <text:p text:style-name="P20"/>
      <text:p text:style-name="P20">Ini pertanyaannya.</text:p>
      <text:p text:style-name="P20"/>
      <text:p text:style-name="P20">Menurut Anda, apakah komputer akan mengambil alih dunia dalam 50 tahun mendatang?</text:p>
      <text:p text:style-name="P20"/>
      <text:p text:style-name="P20">Kami memiliki dua kemungkinan argumen di sini.</text:p>
      <text:p text:style-name="P20"/>
      <text:p text:style-name="P20">Bisa ya, karena.. atau tidak karena..</text:p>
      <text:p text:style-name="P20"/>
      <text:p text:style-name="P20">Jadi apa yang <text:span text:style-name="T390">Anda</text:span> pikirkan?</text:p>
      <text:p text:style-name="P20"/>
      <text:p text:style-name="P20">Ya, karena mereka dapat menghitung dengan sangat cepat atau tidak, karena mereka hanyalah sepotong logam.</text:p>
      <text:p text:style-name="P20"/>
      <text:p text:style-name="P20">Itu <text:span text:style-name="T391">semua</text:span> bukan argumen <text:span text:style-name="T391">yang sebenarnya</text:span> <text:span text:style-name="T283">kan</text:span>? <text:span text:style-name="T392">Kenapa?</text:span></text:p>
      <text:p text:style-name="P20"/>
      <text:p text:style-name="P20">Karena <text:span text:style-name="T393">keduanya</text:span> adalah fakta yang kita semua tahu dan tidak benar-benar merumuskan penalaran yang baik.</text:p>
      <text:p text:style-name="P20"/>
      <text:p text:style-name="P20">Sebaliknya, seperti inilah argumen itu.</text:p>
      <text:p text:style-name="P20"/>
      <text:p text:style-name="P20">Ya, karena berikut ini.</text:p>
      <text:p text:style-name="P20"/>
      <text:p text:style-name="P20">Melihat kecepatan kemajuan kapabilitas pembelajaran mesin dan melihat kurva.</text:p>
      <text:p text:style-name="P20"/>
      <text:p text:style-name="P20">Saya melihat kemungkinan besar hal itu terjadi.</text:p>
      <text:p text:style-name="P20"/>
      <text:p text:style-name="P20">Lihatlah mobil tanpa pengemudi.</text:p>
      <text:p text:style-name="P20"/>
      <text:p text:style-name="P20"><text:soft-page-break/>Kami bisa memberikan roda kemudi kami dalam satu dekade.</text:p>
      <text:p text:style-name="P20"/>
      <text:p text:style-name="P20">Bayangkan bagaimana itu akan terlihat 50 tahun dari sekarang.</text:p>
      <text:p text:style-name="P20"/>
      <text:p text:style-name="P20">Atau tidak, karena.</text:p>
      <text:p text:style-name="P20"/>
      <text:p text:style-name="P20">Saya tidak melihat tanda-tanda mesin dapat sepenuhnya meniru pemikiran manusia.</text:p>
      <text:p text:style-name="P20"/>
      <text:p text:style-name="P20">Iya, <text:span text:style-name="T394">Machine learning</text:span> dan kecerdasan buatan telah membawa k<text:span text:style-name="T395">ita</text:span> ke<text:span text:style-name="T395">pada</text:span> <text:span text:style-name="T395">tahap </text:span>level baru.</text:p>
      <text:p text:style-name="P20"/>
      <text:p text:style-name="P20">Tapi saya tidak melihat itu terjadi dalam skala besar.</text:p>
      <text:p text:style-name="P20"/>
      <text:p text:style-name="P20">Itu akan tetap menjadi potongan-potongan.</text:p>
      <text:p text:style-name="P20"/>
      <text:p text:style-name="P20">Anda benar tentang mobil tanpa pengemudi.</text:p>
      <text:p text:style-name="P20"/>
      <text:p text:style-name="P20">Tapi itu tidak <text:span text:style-name="T396">ada kaitannya dengan</text:span> mengambil alih dunia.</text:p>
      <text:p text:style-name="P20"/>
      <text:p text:style-name="P20">Ini hanya tentang daya <text:span text:style-name="T397">atau kemampuan</text:span> komputasi <text:span text:style-name="T398">sebuah mesin</text:span>.</text:p>
      <text:p text:style-name="P20"/>
      <text:p text:style-name="P72">Seperti begitulah contoh argumen. </text:p>
      <text:p text:style-name="P20"/>
      <text:p text:style-name="P22">Terima kasih telah menonton dan sampai jump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3">Halo <text:span text:style-name="T129">dan selamat datang di video ini.</text:span></text:p>
      <text:p text:style-name="P23"/>
      <text:p text:style-name="P38">Pada kesempatan ini kita akan membahas <text:span text:style-name="T199">tentang </text:span><text:span text:style-name="T170">bagaimana argumen sederhana biasanya disusun.</text:span></text:p>
      <text:p text:style-name="P22"/>
      <text:p text:style-name="P22">Jadi mari kita lihat contohnya.</text:p>
      <text:p text:style-name="P22"/>
      <text:p text:style-name="P49">Anda tahu, hampir semua orang di dunia menganggap bahwa seorang matematikawan, atau ahli matematika itu <text:span text:style-name="T399">orang yang </text:span>pintar. Kita akan mengambil contoh dengan itu<text:span text:style-name="T170">.</text:span></text:p>
      <text:p text:style-name="P22"/>
      <text:p text:style-name="P22">Jadi bisa kita katakan <text:span text:style-name="T400">disini</text:span>.</text:p>
      <text:p text:style-name="P22"/>
      <text:p text:style-name="P22">Semua matematikawan pintar.</text:p>
      <text:p text:style-name="P22"/>
      <text:p text:style-name="P22">John adalah seorang ahli matematika.</text:p>
      <text:p text:style-name="P22"/>
      <text:p text:style-name="P22"><text:span text:style-name="T284">Maka</text:span>, John pintar.</text:p>
      <text:p text:style-name="P22"/>
      <text:p text:style-name="P22">Perhatikan bagaimana argumen disusun di sini.</text:p>
      <text:p text:style-name="P22"/>
      <text:p text:style-name="P22"><text:span text:style-name="T285">Kita</text:span> memiliki apa yang <text:span text:style-name="T285">kita</text:span> sebut <text:span text:style-name="T285">sebagai premis</text:span> dan <text:span text:style-name="T286">kita</text:span> memiliki kesimpulan <text:span text:style-name="T286">pada akhirnya</text:span>.</text:p>
      <text:p text:style-name="P22"/>
      <text:p text:style-name="P22">Jika argumen ditulis seperti ini, <text:span text:style-name="T286">kita</text:span> menyebutnya sebagai bentuk standar <text:span text:style-name="T286">dari sebuah argumen</text:span>.</text:p>
      <text:p text:style-name="P22"/>
      <text:p text:style-name="P22">Ada cara lain untuk menulis argumen yang sama <text:span text:style-name="T287">dengan </text:span>ini <text:span text:style-name="T287">misalnya,</text:span></text:p>
      <text:p text:style-name="P22"/>
      <text:p text:style-name="P22">Apakah John <text:span text:style-name="T288">pintar</text:span>? Tentu saja, dia seorang ahli matematika, bukan?</text:p>
      <text:p text:style-name="P22"/>
      <text:p text:style-name="P22"><text:span text:style-name="T289">P</text:span>erhatikan di sini.</text:p>
      <text:p text:style-name="P22"/>
      <text:p text:style-name="P22">Betapa lebih mudahnya melihat struktur argumen ketika ditulis dalam bentuk standar dibandingkan dengan cara penulisan kedua, di mana kita perlu menyimpulkan kesimpulan?</text:p>
      <text:p text:style-name="P22"/>
      <text:p text:style-name="P22">Semoga contoh ini menjelaskan standar argumen dan strukturnya.</text:p>
      <text:p text:style-name="P22"/>
      <text:p text:style-name="P24">Terima kasih telah menonton dan sampai jump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5">Halo <text:span text:style-name="T129">dan selamat datang di video ini.</text:span></text:p>
      <text:p text:style-name="P25"/>
      <text:p text:style-name="P22">Jadi sekarang kita <text:span text:style-name="T290">telah </text:span>mengerti apa itu argumen, tapi apa tujuan dari <text:span text:style-name="T290">sebuah </text:span>argumen?</text:p>
      <text:p text:style-name="P22"/>
      <text:p text:style-name="P22">Itulah yang akan kita bahas dalam <text:span text:style-name="T291">kesempatan</text:span> ini.</text:p>
      <text:p text:style-name="P22"/>
      <text:p text:style-name="P22">Jadi mari kita ambil contoh <text:span text:style-name="T291">dari ponsel </text:span><text:span text:style-name="T292">atau handphone</text:span>.</text:p>
      <text:p text:style-name="P22"/>
      <text:p text:style-name="P22"><text:span text:style-name="T292">Penjual </text:span>akan mencoba membujuk Anda untuk membeli ponsel ini menggunakan beberapa argumen seperti ini adalah yang <text:span text:style-name="T292">keluaran </text:span>terbaik <text:span text:style-name="T292">di</text:span> pasar<text:span text:style-name="T292">an saat ini</text:span> karena <text:span text:style-name="T292">keunggulan </text:span>kameranya, kekuatan pemrosesan kecepatan <text:span text:style-name="T293">atau kekuatan prosesornya</text:span>, dan sebagainya.</text:p>
      <text:p text:style-name="P22"/>
      <text:p text:style-name="P22"><text:span text:style-name="T294">Argumen-argumen tadi</text:span> tidak harus selalu benar <text:span text:style-name="T294">semuanya</text:span>.</text:p>
      <text:p text:style-name="P22"/>
      <text:p text:style-name="P22">Penjual mungkin menggunakan <text:span text:style-name="T295">argumen yang </text:span>benar atau salah atau mungkin <text:span text:style-name="T295">menggunakan argumen </text:span>campuran untuk membuat Anda membeli <text:span text:style-name="T295">ponsel tadi</text:span>.</text:p>
      <text:p text:style-name="P22"/>
      <text:p text:style-name="P22">Jadi itulah tujuan pertama <text:span text:style-name="T296">argumen </text:span>adalah membujuk.</text:p>
      <text:p text:style-name="P22"/>
      <text:p text:style-name="P22">Alasan kedua adalah untuk membenarkan hal ini, <text:span text:style-name="T297">masih dengan kasus yang sama </text:span>misalnya, teman Anda memberi tahu Anda mengapa Anda harus atau tidak harus membeli <text:span text:style-name="T298">ponsel itu</text:span>.</text:p>
      <text:p text:style-name="P22"/>
      <text:p text:style-name="P22">Dia membantu membenarkan keputusan <text:span text:style-name="T299">untuk memilih membeli atau tidak membeli, </text:span>dan dia mungkin <text:span text:style-name="T299">juga </text:span>memilih argumen yang sama yang digunakan <text:span text:style-name="T299">oleh </text:span>penjual <text:span text:style-name="T299">tadi</text:span>.</text:p>
      <text:p text:style-name="P22"/>
      <text:p text:style-name="P22">Tetapi untuk tujuan yang sama sekali berbeda. <text:span text:style-name="T300">Penjual tadi untuk membujuk Anda, sedangkan teman untuk membantu membenarkan keputusan.</text:span></text:p>
      <text:p text:style-name="P22"/>
      <text:p text:style-name="P22">Terakhir adalah <text:span text:style-name="T301">menjelaskan</text:span>.</text:p>
      <text:p text:style-name="P22"/>
      <text:p text:style-name="P50">Anda mungkin juga menggunakan argumen untuk menjelaskan sesuatu, <text:span text:style-name="T170">perbedaan antara menjelaskan dan membenarkan adalah Anda menjelaskan sesuatu yang Anda dan pihak lain sepakati sebagai </text:span>sebuah <text:span text:style-name="T170">fakta.</text:span></text:p>
      <text:p text:style-name="P22"/>
      <text:p text:style-name="P22">Misalnya, ponsel ini dipilih sebagai ponsel <text:span text:style-name="T302">terbaik </text:span>tahun ini oleh <text:span text:style-name="T302">sebuah </text:span>jurnal teknologi <text:span text:style-name="T303">yang besar</text:span>.</text:p>
      <text:p text:style-name="P22"/>
      <text:p text:style-name="P22">Anda bisa menjelaskan mengapa jurnal <text:span text:style-name="T304">teknologi tadi </text:span>sampai pada <text:span text:style-name="T305">sebuah </text:span>kesimpulan <text:span text:style-name="T305">ponsel tadi sebagai ponsel keluaran terbaik tahun ini</text:span>, <text:span text:style-name="T305">tentunya dengan </text:span>menggunakan argumen Anda.</text:p>
      <text:p text:style-name="P22"/>
      <text:p text:style-name="P22">Jadi itulah tiga tujuan <text:span text:style-name="T306">dari </text:span>argumen.</text:p>
      <text:p text:style-name="P22"/>
      <text:p text:style-name="P26">Terima kasih telah menonton dan sampai jumpa.</text:p>
      <text:p text:style-name="P26"/>
      <text:p text:style-name="P26"/>
      <text:p text:style-name="P26"/>
      <text:p text:style-name="P26"/>
      <text:p text:style-name="P26"><text:soft-page-break/></text:p>
      <text:p text:style-name="P26"/>
      <text:p text:style-name="P26"/>
      <text:p text:style-name="P27">Halo <text:span text:style-name="T129">dan selamat datang di video ini.</text:span></text:p>
      <text:p text:style-name="P27"/>
      <text:p text:style-name="P39">Pada kesempatan ini kita akan membahas <text:span text:style-name="T199">tentang </text:span><text:span text:style-name="T307">analisis </text:span><text:span text:style-name="T308">suatu</text:span><text:span text:style-name="T307"> argumen.</text:span></text:p>
      <text:p text:style-name="P39"/>
      <text:p text:style-name="P39">Jadi langkah apa yang harus kita ambil untuk menganalisis <text:span text:style-name="T401">sebuah </text:span>argumen?</text:p>
      <text:p text:style-name="P39"/>
      <text:p text:style-name="P39">Mari kita mulai dengan yang pertama.</text:p>
      <text:p text:style-name="P39"/>
      <text:p text:style-name="P39">Jadi pertama-tama, kita perlu membaca argumen dan instruksi <text:span text:style-name="T308">nya</text:span> dengan cermat.</text:p>
      <text:p text:style-name="P39"/>
      <text:p text:style-name="P39">Kemudian, mengidentifikasi, <text:span text:style-name="T309">klaim / pernyataan</text:span>, dan asumsi.</text:p>
      <text:p text:style-name="P39"/>
      <text:p text:style-name="P39">Jadi kita perlu mengidentifikasi argumen-<text:span text:style-name="T309">argumen</text:span>, klaim-<text:span text:style-name="T309">k</text:span><text:span text:style-name="T402">la</text:span><text:span text:style-name="T309">im/pernyataan-pernyataan</text:span>, kesimpulan-<text:span text:style-name="T309">kesimpulan</text:span>, dan asumsi <text:span text:style-name="T309">apa saja</text:span> yang mendasarinya.</text:p>
      <text:p text:style-name="P39"/>
      <text:p text:style-name="P39">Kemudian kita perlu mengevaluasi kualitas<text:span text:style-name="T310">nya</text:span>.</text:p>
      <text:p text:style-name="P39"/>
      <text:p text:style-name="P39">Setelah itu, kita harus memikirkan bukti tambahan <text:span text:style-name="T310">yang </text:span>spesifik, <text:span text:style-name="T310">bukti </text:span>apa yang mungkin <text:span text:style-name="T310">dapat </text:span>melemahkan atau mendukung klaim/<text:span text:style-name="T310">pernyataan</text:span> tersebut.</text:p>
      <text:p text:style-name="P39"/>
      <text:p text:style-name="P39">Dan terakhir, jangan lupa untuk bertanya pada diri sendiri <text:span text:style-name="T311">perubahan argumen yang seperti apa <text:s/>kira-kira yang dapat membuat alasan/penalaran menjadi lebih masuk akal.</text:span></text:p>
      <text:p text:style-name="P39"/>
      <text:p text:style-name="P39"/>
      <text:p text:style-name="P27">Terima kasih telah menonton dan sampai jump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0"><text:soft-page-break/>Halo <text:span text:style-name="T129">dan selamat datang di video ini.</text:span></text:p>
      <text:p text:style-name="P73"/>
      <text:p text:style-name="P75">Ini merupakan ringkasan mengenai kursus cepat ini.</text:p>
      <text:p text:style-name="P75"/>
      <text:p text:style-name="P75">Jadi apa yang telah kita pelajari?</text:p>
      <text:p text:style-name="P75"/>
      <text:p text:style-name="P75">Kita telah mendefinisikan pemikiran kritis dan berbicara mengapa sangat penting untuk memiliki keterampilan ini.</text:p>
      <text:p text:style-name="P75"/>
      <text:p text:style-name="P75">Kemudian kita telah melihat pola pikir pemikiran kritis dengan lima ketrampilan berpikir esensial. Jika anda masih ingat.</text:p>
      <text:p text:style-name="P75"/>
      <text:p text:style-name="P75">Kemudian kita beralih ke membahas komponen terpenting dalam berpikir kritis, ya itu adalah pembahasan mengenai bias. </text:p>
      <text:p text:style-name="P75"/>
      <text:p text:style-name="P76">Bias adalah sesuatu yang perlu anda pelajari cara menghadapinya, jika anda belajar bagaimana cara mengendalikan bias anda, anda pasti berada di jalur yang tepat untuk menjadi pemikir kritis yang hebat.</text:p>
      <text:p text:style-name="P76"/>
      <text:p text:style-name="P76">Setelah itu, pembahasan mengenai proses berpikir kritis, jika anda masih ingat didalamnya ada identifikasi, analisa, refleksi, evaluasi, dan berakhir dengan alasan.</text:p>
      <text:p text:style-name="P76"/>
      <text:p text:style-name="P76">Sebelum mengakhirinya dengan berbicara mengenai argumen dan tipe-tipenya.</text:p>
      <text:p text:style-name="P76"/>
      <text:p text:style-name="P76">Saya berharap anda telah mempelajari banyak hal baru dalam kursus ini.</text:p>
      <text:p text:style-name="P73"/>
      <text:p text:style-name="P70">Terima kasih telah menonton dan sampai jumpa.</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text:soft-page-break/>Halo <text:span text:style-name="T129">dan selamat datang di video ini.</text:span></text:p>
      <text:p text:style-name="P71"/>
      <text:p text:style-name="P71">Akhirnya saya ingin mengucapkan terima kasih kepada Anda semua karena telah memutuskan untuk mengambil kursus yang menarik ini.</text:p>
      <text:p text:style-name="P71"/>
      <text:p text:style-name="P77">Dan jangan lupa untuk mengikuti kursus lain yang saya miliki. </text:p>
      <text:p text:style-name="P77"/>
      <text:p text:style-name="P77">Selamat menikmati</text:p>
      <text:p text:style-name="P77"/>
      <text:p text:style-name="P77">Dan jangan lupa untuk terus belaja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2T14:06:52.402543867</meta:creation-date>
    <meta:generator>LibreOffice/7.0.4.2$Linux_X86_64 LibreOffice_project/00$Build-2</meta:generator>
    <dc:date>2021-03-15T13:18:05.197960947</dc:date>
    <meta:editing-duration>P1DT16H16M24S</meta:editing-duration>
    <meta:editing-cycles>560</meta:editing-cycles>
    <meta:document-statistic meta:table-count="0" meta:image-count="0" meta:object-count="0" meta:page-count="24" meta:paragraph-count="305" meta:word-count="3798" meta:character-count="26873" meta:non-whitespace-character-count="23355"/>
  </office:meta>
</office:document-meta>
</file>